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Helvetica, sans-serif"/>
    <style:font-face style:name="StarSymbol" svg:font-family="StarSymbol"/>
    <style:font-face style:name="Tahoma1" svg:font-family="Tahoma"/>
    <style:font-face style:name="Verdana" svg:font-family="Verdana, Arial, Helvetica, sans-serif"/>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1" style:family="table">
      <style:table-properties style:width="16.566cm" table:align="left"/>
    </style:style>
    <style:style style:name="Table21.A" style:family="table-column">
      <style:table-column-properties style:column-width="4.946cm"/>
    </style:style>
    <style:style style:name="Table21.B" style:family="table-column">
      <style:table-column-properties style:column-width="2.753cm"/>
    </style:style>
    <style:style style:name="Table21.C" style:family="table-column">
      <style:table-column-properties style:column-width="5.069cm"/>
    </style:style>
    <style:style style:name="Table21.D" style:family="table-column">
      <style:table-column-properties style:column-width="3.798cm"/>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 style:family="table">
      <style:table-properties style:width="16.999cm" style:rel-width="100%" table:align="left"/>
    </style:style>
    <style:style style:name="Table22.A" style:family="table-column">
      <style:table-column-properties style:column-width="0.85cm" style:rel-column-width="3275*"/>
    </style:style>
    <style:style style:name="Table22.B" style:family="table-column">
      <style:table-column-properties style:column-width="16.148cm" style:rel-column-width="62259*"/>
    </style:style>
    <style:style style:name="Table22.A1" style:family="table-cell">
      <style:table-cell-properties fo:padding="0.049cm" fo:border="none"/>
    </style:style>
    <style:style style:name="Table23" style:family="table">
      <style:table-properties style:width="16.999cm" style:rel-width="100%" table:align="left"/>
    </style:style>
    <style:style style:name="Table23.A" style:family="table-column">
      <style:table-column-properties style:column-width="0.848cm" style:rel-column-width="3268*"/>
    </style:style>
    <style:style style:name="Table23.B" style:family="table-column">
      <style:table-column-properties style:column-width="16.15cm" style:rel-column-width="62266*"/>
    </style:style>
    <style:style style:name="Table23.A1" style:family="table-cell">
      <style:table-cell-properties fo:padding="0.049cm" fo:border="none"/>
    </style:style>
    <style:style style:name="Table1" style:family="table">
      <style:table-properties style:width="11.906cm" table:align="left"/>
    </style:style>
    <style:style style:name="Table1.A" style:family="table-column">
      <style:table-column-properties style:column-width="7.858cm"/>
    </style:style>
    <style:style style:name="Table1.B" style:family="table-column">
      <style:table-column-properties style:column-width="4.048cm"/>
    </style:style>
    <style:style style:name="Table2" style:family="table">
      <style:table-properties style:width="16.999cm" style:rel-width="100%" table:align="left" fo:background-color="#ffcc99">
        <style:background-image/>
      </style:table-properties>
    </style:style>
    <style:style style:name="Table2.A" style:family="table-column">
      <style:table-column-properties style:column-width="16.999cm" style:rel-column-width="65535*"/>
    </style:style>
    <style:style style:name="Table2.A1" style:family="table-cell">
      <style:table-cell-properties style:border-line-width="0.002cm 0.088cm 0.035cm" fo:padding="0.049cm" fo:border="0.125cm double #000080"/>
    </style:style>
    <style:style style:name="Table3" style:family="table">
      <style:table-properties style:width="16.9cm" style:rel-width="100%" table:align="left" fo:background-color="#ffcc99">
        <style:background-image/>
      </style:table-properties>
    </style:style>
    <style:style style:name="Table3.A" style:family="table-column">
      <style:table-column-properties style:column-width="1.236cm" style:rel-column-width="4794*"/>
    </style:style>
    <style:style style:name="Table3.B" style:family="table-column">
      <style:table-column-properties style:column-width="0.677cm" style:rel-column-width="2626*"/>
    </style:style>
    <style:style style:name="Table3.C" style:family="table-column">
      <style:table-column-properties style:column-width="14.986cm" style:rel-column-width="58115*"/>
    </style:style>
    <style:style style:name="Table3.A1" style:family="table-cell">
      <style:table-cell-properties fo:background-color="#ffffff" fo:padding="0.049cm" fo:border="none">
        <style:background-image/>
      </style:table-cell-properties>
    </style:style>
    <style:style style:name="Table3.B1" style:family="table-cell">
      <style:table-cell-properties style:vertical-align="middle" fo:padding="0.049cm" fo:border="none"/>
    </style:style>
    <style:style style:name="Table3.C1" style:family="table-cell">
      <style:table-cell-properties fo:padding="0.049cm" fo:border="none"/>
    </style:style>
    <style:style style:name="Table4" style:family="table">
      <style:table-properties style:width="16.999cm" style:rel-width="100%" table:align="left" fo:background-color="#3366cc">
        <style:background-image/>
      </style:table-properties>
    </style:style>
    <style:style style:name="Table4.A" style:family="table-column">
      <style:table-column-properties style:column-width="1.87cm" style:rel-column-width="7207*"/>
    </style:style>
    <style:style style:name="Table4.B" style:family="table-column">
      <style:table-column-properties style:column-width="15.129cm" style:rel-column-width="58327*"/>
    </style:style>
    <style:style style:name="Table4.A1" style:family="table-cell">
      <style:table-cell-properties style:border-line-width-left="0.002cm 0.088cm 0.035cm" style:border-line-width-top="0.002cm 0.088cm 0.035cm" style:border-line-width-bottom="0.002cm 0.088cm 0.002cm" fo:padding="0.106cm" fo:border-left="0.125cm double #000080" fo:border-right="none" fo:border-top="0.125cm double #000080" fo:border-bottom="0.092cm double #000080"/>
    </style:style>
    <style:style style:name="Table4.B1" style:family="table-cell">
      <style:table-cell-properties style:border-line-width-left="0.002cm 0.088cm 0.002cm" style:border-line-width-right="0.002cm 0.088cm 0.035cm" style:border-line-width-top="0.002cm 0.088cm 0.035cm" style:border-line-width-bottom="0.002cm 0.088cm 0.002cm" fo:padding="0.106cm" fo:border-left="0.092cm double #000080" fo:border-right="0.125cm double #000080" fo:border-top="0.125cm double #000080" fo:border-bottom="0.092cm double #000080"/>
    </style:style>
    <style:style style:name="Table4.A2" style:family="table-cell">
      <style:table-cell-properties style:border-line-width-left="0.002cm 0.088cm 0.035cm" style:border-line-width-bottom="0.002cm 0.088cm 0.002cm" fo:padding="0.106cm" fo:border-left="0.125cm double #000080" fo:border-right="none" fo:border-top="none" fo:border-bottom="0.092cm double #000080"/>
    </style:style>
    <style:style style:name="Table4.B2" style:family="table-cell">
      <style:table-cell-properties style:border-line-width-left="0.002cm 0.088cm 0.002cm" style:border-line-width-right="0.002cm 0.088cm 0.035cm" style:border-line-width-bottom="0.002cm 0.088cm 0.002cm" fo:padding="0.106cm" fo:border-left="0.092cm double #000080" fo:border-right="0.125cm double #000080" fo:border-top="none" fo:border-bottom="0.092cm double #000080"/>
    </style:style>
    <style:style style:name="Table4.A4" style:family="table-cell">
      <style:table-cell-properties style:border-line-width-left="0.002cm 0.088cm 0.035cm" style:border-line-width-bottom="0.002cm 0.088cm 0.035cm" fo:padding="0.106cm" fo:border-left="0.125cm double #000080" fo:border-right="none" fo:border-top="none" fo:border-bottom="0.125cm double #000080"/>
    </style:style>
    <style:style style:name="Table4.B4" style:family="table-cell">
      <style:table-cell-properties style:border-line-width-left="0.002cm 0.088cm 0.002cm" style:border-line-width-right="0.002cm 0.088cm 0.035cm" style:border-line-width-bottom="0.002cm 0.088cm 0.035cm" fo:padding="0.106cm" fo:border-left="0.092cm double #000080" fo:border-right="0.125cm double #000080" fo:border-top="none" fo:border-bottom="0.125cm double #000080"/>
    </style:style>
    <style:style style:name="Table5" style:family="table">
      <style:table-properties style:width="9.79cm" table:align="left"/>
    </style:style>
    <style:style style:name="Table5.A" style:family="table-column">
      <style:table-column-properties style:column-width="6.456cm"/>
    </style:style>
    <style:style style:name="Table5.B" style:family="table-column">
      <style:table-column-properties style:column-width="3.334cm"/>
    </style:style>
    <style:style style:name="Table5.B1" style:family="table-cell">
      <style:table-cell-properties style:vertical-align="middle"/>
    </style:style>
    <style:style style:name="Table6" style:family="table">
      <style:table-properties style:width="11.377cm" table:align="left"/>
    </style:style>
    <style:style style:name="Table6.A" style:family="table-column">
      <style:table-column-properties style:column-width="7.509cm"/>
    </style:style>
    <style:style style:name="Table6.B" style:family="table-column">
      <style:table-column-properties style:column-width="3.868cm"/>
    </style:style>
    <style:style style:name="Table7" style:family="table">
      <style:table-properties style:width="10.583cm" table:align="left" fo:background-color="#c0c0c0">
        <style:background-image/>
      </style:table-properties>
    </style:style>
    <style:style style:name="Table7.A" style:family="table-column">
      <style:table-column-properties style:column-width="10.583cm"/>
    </style:style>
    <style:style style:name="Table7.A1" style:family="table-cell">
      <style:table-cell-properties style:border-line-width="0.002cm 0.088cm 0.035cm" fo:padding="0.049cm" fo:border="0.125cm double #000000"/>
    </style:style>
    <style:style style:name="Table8" style:family="table">
      <style:table-properties style:width="10.485cm" style:rel-width="100%" table:align="left" fo:background-color="#000000">
        <style:background-image/>
      </style:table-properties>
    </style:style>
    <style:style style:name="Table8.A" style:family="table-column">
      <style:table-column-properties style:column-width="4.195cm" style:rel-column-width="26221*"/>
    </style:style>
    <style:style style:name="Table8.B" style:family="table-column">
      <style:table-column-properties style:column-width="2.097cm" style:rel-column-width="13104*"/>
    </style:style>
    <style:style style:name="Table8.A1" style:family="table-cell">
      <style:table-cell-properties fo:background-color="#c0c0c0" fo:padding="0.049cm" fo:border="none">
        <style:background-image/>
      </style:table-cell-properties>
    </style:style>
    <style:style style:name="Table8.A2" style:family="table-cell">
      <style:table-cell-properties style:vertical-align="middle" fo:background-color="#008080" fo:padding="0.049cm" fo:border="none">
        <style:background-image/>
      </style:table-cell-properties>
    </style:style>
    <style:style style:name="Table8.A3" style:family="table-cell">
      <style:table-cell-properties fo:background-color="#000000" fo:padding="0.049cm" fo:border="none">
        <style:background-image/>
      </style:table-cell-properties>
    </style:style>
    <style:style style:name="Table8.B3" style:family="table-cell">
      <style:table-cell-properties style:vertical-align="middle" fo:background-color="#000000" fo:padding="0.049cm" fo:border="none">
        <style:background-image/>
      </style:table-cell-properties>
    </style:style>
    <style:style style:name="Table9" style:family="table">
      <style:table-properties style:width="10.583cm" table:align="left" fo:background-color="#c0c0c0">
        <style:background-image/>
      </style:table-properties>
    </style:style>
    <style:style style:name="Table9.A" style:family="table-column">
      <style:table-column-properties style:column-width="10.583cm"/>
    </style:style>
    <style:style style:name="Table9.A1" style:family="table-cell">
      <style:table-cell-properties style:border-line-width="0.002cm 0.088cm 0.035cm" fo:padding="0.049cm" fo:border="0.125cm double #000000"/>
    </style:style>
    <style:style style:name="Table10" style:family="table">
      <style:table-properties style:width="10.485cm" style:rel-width="100%" table:align="left" fo:background-color="#000000">
        <style:background-image/>
      </style:table-properties>
    </style:style>
    <style:style style:name="Table10.A" style:family="table-column">
      <style:table-column-properties style:column-width="4.12cm" style:rel-column-width="25755*"/>
    </style:style>
    <style:style style:name="Table10.B" style:family="table-column">
      <style:table-column-properties style:column-width="2.103cm" style:rel-column-width="13142*"/>
    </style:style>
    <style:style style:name="Table10.C" style:family="table-column">
      <style:table-column-properties style:column-width="2.127cm" style:rel-column-width="13296*"/>
    </style:style>
    <style:style style:name="Table10.D" style:family="table-column">
      <style:table-column-properties style:column-width="2.134cm" style:rel-column-width="13342*"/>
    </style:style>
    <style:style style:name="Table10.A1" style:family="table-cell">
      <style:table-cell-properties fo:background-color="#c0c0c0" fo:padding="0.049cm" fo:border="none">
        <style:background-image/>
      </style:table-cell-properties>
    </style:style>
    <style:style style:name="Table10.A2" style:family="table-cell">
      <style:table-cell-properties style:vertical-align="middle" fo:background-color="#008080" fo:padding="0.049cm" fo:border="none">
        <style:background-image/>
      </style:table-cell-properties>
    </style:style>
    <style:style style:name="Table10.A3" style:family="table-cell">
      <style:table-cell-properties fo:background-color="#000000" fo:padding="0.049cm" fo:border="none">
        <style:background-image/>
      </style:table-cell-properties>
    </style:style>
    <style:style style:name="Table10.B3" style:family="table-cell">
      <style:table-cell-properties style:vertical-align="middle" fo:background-color="#000000" fo:padding="0.049cm" fo:border="none">
        <style:background-image/>
      </style:table-cell-properties>
    </style:style>
    <style:style style:name="Table11" style:family="table">
      <style:table-properties style:width="10.583cm" table:align="left" fo:background-color="#c0c0c0">
        <style:background-image/>
      </style:table-properties>
    </style:style>
    <style:style style:name="Table11.A" style:family="table-column">
      <style:table-column-properties style:column-width="10.583cm"/>
    </style:style>
    <style:style style:name="Table11.A1" style:family="table-cell">
      <style:table-cell-properties style:border-line-width="0.002cm 0.088cm 0.035cm" fo:padding="0.049cm" fo:border="0.125cm double #000000"/>
    </style:style>
    <style:style style:name="Table12" style:family="table">
      <style:table-properties style:width="10.485cm" style:rel-width="100%" table:align="left" fo:background-color="#000000">
        <style:background-image/>
      </style:table-properties>
    </style:style>
    <style:style style:name="Table12.A" style:family="table-column">
      <style:table-column-properties style:column-width="5.242cm" style:rel-column-width="32767*"/>
    </style:style>
    <style:style style:name="Table12.A1" style:family="table-cell">
      <style:table-cell-properties fo:background-color="#c0c0c0" fo:padding="0.049cm" fo:border="none">
        <style:background-image/>
      </style:table-cell-properties>
    </style:style>
    <style:style style:name="Table12.A2" style:family="table-cell">
      <style:table-cell-properties style:vertical-align="middle" fo:background-color="#008080" fo:padding="0.049cm" fo:border="none">
        <style:background-image/>
      </style:table-cell-properties>
    </style:style>
    <style:style style:name="Table12.A3" style:family="table-cell">
      <style:table-cell-properties fo:background-color="#000000" fo:padding="0.049cm" fo:border="none">
        <style:background-image/>
      </style:table-cell-properties>
    </style:style>
    <style:style style:name="Table13" style:family="table">
      <style:table-properties style:width="10.583cm" table:align="left" fo:background-color="#c0c0c0">
        <style:background-image/>
      </style:table-properties>
    </style:style>
    <style:style style:name="Table13.A" style:family="table-column">
      <style:table-column-properties style:column-width="10.583cm"/>
    </style:style>
    <style:style style:name="Table13.A1" style:family="table-cell">
      <style:table-cell-properties style:border-line-width="0.002cm 0.088cm 0.035cm" fo:padding="0.049cm" fo:border="0.125cm double #000000"/>
    </style:style>
    <style:style style:name="Table14" style:family="table">
      <style:table-properties style:width="10.485cm" style:rel-width="100%" table:align="left" fo:background-color="#000000">
        <style:background-image/>
      </style:table-properties>
    </style:style>
    <style:style style:name="Table14.A" style:family="table-column">
      <style:table-column-properties style:column-width="3.461cm" style:rel-column-width="21631*"/>
    </style:style>
    <style:style style:name="Table14.B" style:family="table-column">
      <style:table-column-properties style:column-width="2.096cm" style:rel-column-width="13103*"/>
    </style:style>
    <style:style style:name="Table14.C" style:family="table-column">
      <style:table-column-properties style:column-width="2.831cm" style:rel-column-width="17695*"/>
    </style:style>
    <style:style style:name="Table14.A1" style:family="table-cell">
      <style:table-cell-properties fo:background-color="#c0c0c0" fo:padding="0.049cm" fo:border="none">
        <style:background-image/>
      </style:table-cell-properties>
    </style:style>
    <style:style style:name="Table14.A2" style:family="table-cell">
      <style:table-cell-properties style:vertical-align="middle" fo:background-color="#008080" fo:padding="0.049cm" fo:border="none">
        <style:background-image/>
      </style:table-cell-properties>
    </style:style>
    <style:style style:name="Table14.A3" style:family="table-cell">
      <style:table-cell-properties fo:background-color="#000000" fo:padding="0.049cm" fo:border="none">
        <style:background-image/>
      </style:table-cell-properties>
    </style:style>
    <style:style style:name="Table15" style:family="table">
      <style:table-properties style:width="11.906cm" table:align="left"/>
    </style:style>
    <style:style style:name="Table15.A" style:family="table-column">
      <style:table-column-properties style:column-width="7.858cm"/>
    </style:style>
    <style:style style:name="Table15.B" style:family="table-column">
      <style:table-column-properties style:column-width="4.048cm"/>
    </style:style>
    <style:style style:name="Table15.1" style:family="table-row">
      <style:table-row-properties style:min-row-height="4.551cm"/>
    </style:style>
    <style:style style:name="Table16" style:family="table">
      <style:table-properties style:width="11.113cm" table:align="left"/>
    </style:style>
    <style:style style:name="Table16.A" style:family="table-column">
      <style:table-column-properties style:column-width="2.778cm"/>
    </style:style>
    <style:style style:name="Table16.A1" style:family="table-cell">
      <style:table-cell-properties style:vertical-align="middle" fo:background-color="#ffcc99" fo:padding="0.106cm" fo:border="none">
        <style:background-image/>
      </style:table-cell-properties>
    </style:style>
    <style:style style:name="Table16.A2" style:family="table-cell">
      <style:table-cell-properties style:vertical-align="middle" fo:background-color="#ffffcc" fo:padding="0.106cm" fo:border="none">
        <style:background-image/>
      </style:table-cell-properties>
    </style:style>
    <style:style style:name="Table16.B2" style:family="table-cell">
      <style:table-cell-properties style:vertical-align="middle" fo:background-color="#f3f3f3" fo:padding="0.106cm" fo:border="none">
        <style:background-image/>
      </style:table-cell-properties>
    </style:style>
    <style:style style:name="Table17" style:family="table">
      <style:table-properties style:width="11.113cm" table:align="left" fo:background-color="#f2f2f2">
        <style:background-image/>
      </style:table-properties>
    </style:style>
    <style:style style:name="Table17.A" style:family="table-column">
      <style:table-column-properties style:column-width="11.113cm"/>
    </style:style>
    <style:style style:name="Table17.A1" style:family="table-cell">
      <style:table-cell-properties style:border-line-width="0.002cm 0.088cm 0.035cm" fo:padding="0.049cm" fo:border="0.125cm double #000000"/>
    </style:style>
    <style:style style:name="Table18" style:family="table">
      <style:table-properties style:width="11.014cm" style:rel-width="100%" table:align="left" fo:background-color="#000000">
        <style:background-image/>
      </style:table-properties>
    </style:style>
    <style:style style:name="Table18.A" style:family="table-column">
      <style:table-column-properties style:column-width="5.322cm" style:rel-column-width="31668*"/>
    </style:style>
    <style:style style:name="Table18.B" style:family="table-column">
      <style:table-column-properties style:column-width="5.692cm" style:rel-column-width="33866*"/>
    </style:style>
    <style:style style:name="Table18.1" style:family="table-row">
      <style:table-row-properties fo:background-color="#f4f4f4">
        <style:background-image/>
      </style:table-row-properties>
    </style:style>
    <style:style style:name="Table18.A1" style:family="table-cell">
      <style:table-cell-properties fo:padding="0.079cm" fo:border="none"/>
    </style:style>
    <style:style style:name="Table18.A2" style:family="table-cell">
      <style:table-cell-properties style:vertical-align="middle" fo:background-color="#008080" fo:padding="0.079cm" fo:border="none">
        <style:background-image/>
      </style:table-cell-properties>
    </style:style>
    <style:style style:name="Table18.A3" style:family="table-cell">
      <style:table-cell-properties fo:background-color="#000000" fo:padding="0.079cm" fo:border="none">
        <style:background-image/>
      </style:table-cell-properties>
    </style:style>
    <style:style style:name="Table18.B3" style:family="table-cell">
      <style:table-cell-properties style:vertical-align="middle" fo:background-color="#000000" fo:padding="0.079cm" fo:border="none">
        <style:background-image/>
      </style:table-cell-properties>
    </style:style>
    <style:style style:name="Table19" style:family="table">
      <style:table-properties style:width="11.113cm" table:align="left" fo:background-color="#f4f4f4">
        <style:background-image/>
      </style:table-properties>
    </style:style>
    <style:style style:name="Table19.A" style:family="table-column">
      <style:table-column-properties style:column-width="11.113cm"/>
    </style:style>
    <style:style style:name="Table19.A1" style:family="table-cell">
      <style:table-cell-properties style:border-line-width="0.002cm 0.088cm 0.035cm" fo:padding="0.049cm" fo:border="0.125cm double #000000"/>
    </style:style>
    <style:style style:name="Table20" style:family="table">
      <style:table-properties style:width="11.014cm" style:rel-width="100%" table:align="left" fo:background-color="#000000">
        <style:background-image/>
      </style:table-properties>
    </style:style>
    <style:style style:name="Table20.A" style:family="table-column">
      <style:table-column-properties style:column-width="5.323cm" style:rel-column-width="31674*"/>
    </style:style>
    <style:style style:name="Table20.B" style:family="table-column">
      <style:table-column-properties style:column-width="5.69cm" style:rel-column-width="33860*"/>
    </style:style>
    <style:style style:name="Table20.1" style:family="table-row">
      <style:table-row-properties fo:background-color="#f4f4f4">
        <style:background-image/>
      </style:table-row-properties>
    </style:style>
    <style:style style:name="Table20.A1" style:family="table-cell">
      <style:table-cell-properties fo:padding="0.079cm" fo:border="none"/>
    </style:style>
    <style:style style:name="Table20.A2" style:family="table-cell">
      <style:table-cell-properties style:vertical-align="middle" fo:background-color="#008080" fo:padding="0.079cm" fo:border="none">
        <style:background-image/>
      </style:table-cell-properties>
    </style:style>
    <style:style style:name="Table20.A3" style:family="table-cell">
      <style:table-cell-properties fo:background-color="#000000" fo:padding="0.079cm"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top="0cm" fo:margin-bottom="0cm"/>
      <style:text-properties fo:font-size="2pt" style:font-size-asian="2pt" style:font-size-complex="2pt"/>
    </style:style>
    <style:style style:name="P4" style:family="paragraph" style:parent-style-name="Text_20_body">
      <style:paragraph-properties fo:text-align="start" style:justify-single-word="false"/>
    </style:style>
    <style:style style:name="P5" style:family="paragraph" style:parent-style-name="Text_20_body">
      <style:text-properties fo:font-weight="bold"/>
    </style:style>
    <style:style style:name="P6" style:family="paragraph" style:parent-style-name="Text_20_body">
      <style:text-properties fo:font-style="italic" fo:font-weight="bold"/>
    </style:style>
    <style:style style:name="P7" style:family="paragraph" style:parent-style-name="Text_20_body">
      <style:text-properties fo:color="#000080" fo:font-style="italic" fo:font-weight="bold"/>
    </style:style>
    <style:style style:name="P8" style:family="paragraph" style:parent-style-name="Text_20_body">
      <style:text-properties fo:color="#006699" fo:font-style="italic" fo:font-weight="bold"/>
    </style:style>
    <style:style style:name="P9" style:family="paragraph" style:parent-style-name="Text_20_body">
      <style:text-properties fo:color="#0066cc"/>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font-name="Verdana" fo:font-size="7pt"/>
    </style:style>
    <style:style style:name="P13" style:family="paragraph" style:parent-style-name="Table_20_Contents">
      <style:text-properties style:font-name="Verdana" fo:font-size="7pt" fo:font-weight="bold"/>
    </style:style>
    <style:style style:name="P14" style:family="paragraph" style:parent-style-name="Table_20_Contents">
      <style:paragraph-properties fo:text-align="center" style:justify-single-word="false"/>
      <style:text-properties style:font-name="Verdana" fo:font-size="7pt" fo:font-weight="bold"/>
    </style:style>
    <style:style style:name="P15" style:family="paragraph" style:parent-style-name="Table_20_Contents">
      <style:paragraph-properties fo:text-align="center" style:justify-single-word="false"/>
      <style:text-properties style:font-name="Verdana" fo:font-size="7pt" fo:font-style="italic"/>
    </style:style>
    <style:style style:name="P16" style:family="paragraph" style:parent-style-name="Table_20_Contents">
      <style:text-properties style:font-name="Verdana" fo:font-size="7pt" fo:font-style="italic" fo:font-weight="bold"/>
    </style:style>
    <style:style style:name="P17" style:family="paragraph" style:parent-style-name="Table_20_Contents">
      <style:text-properties fo:color="#ffffff" style:font-name="Arial1" fo:font-size="7pt"/>
    </style:style>
    <style:style style:name="P18" style:family="paragraph" style:parent-style-name="Table_20_Contents">
      <style:text-properties fo:color="#ffffff" style:font-name="Verdana" fo:font-size="7pt"/>
    </style:style>
    <style:style style:name="P19" style:family="paragraph" style:parent-style-name="Table_20_Contents">
      <style:paragraph-properties fo:text-align="center" style:justify-single-word="false"/>
      <style:text-properties fo:color="#ffffff" style:font-name="Verdana" fo:font-size="7pt" fo:font-weight="bold"/>
    </style:style>
    <style:style style:name="P20" style:family="paragraph" style:parent-style-name="Table_20_Contents">
      <style:paragraph-properties fo:text-align="center" style:justify-single-word="false"/>
      <style:text-properties fo:color="#ffffff" style:font-name="Verdana" fo:font-size="7pt"/>
    </style:style>
    <style:style style:name="P21" style:family="paragraph" style:parent-style-name="Table_20_Contents">
      <style:paragraph-properties fo:text-align="start" style:justify-single-word="false"/>
      <style:text-properties fo:color="#ffffff" style:font-name="Verdana" fo:font-size="7pt"/>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margin-top="0cm" fo:margin-bottom="0.499cm"/>
    </style:style>
    <style:style style:name="P24" style:family="paragraph" style:parent-style-name="Table_20_Contents">
      <style:paragraph-properties fo:margin-top="0cm" fo:margin-bottom="0.499cm" fo:text-align="start" style:justify-single-word="false"/>
      <style:text-properties fo:color="#ffffff" style:font-name="Verdana" fo:font-size="7pt"/>
    </style:style>
    <style:style style:name="P25" style:family="paragraph" style:parent-style-name="Table_20_Contents">
      <style:paragraph-properties fo:margin-top="0cm" fo:margin-bottom="0.499cm" fo:text-align="center" style:justify-single-word="false"/>
      <style:text-properties style:font-name="Verdana" fo:font-size="7pt" fo:font-weight="bold"/>
    </style:style>
    <style:style style:name="P26" style:family="paragraph" style:parent-style-name="Table_20_Contents">
      <style:paragraph-properties fo:margin-top="0cm" fo:margin-bottom="0.499cm" fo:text-align="start" style:justify-single-word="false"/>
    </style:style>
    <style:style style:name="P27" style:family="paragraph" style:parent-style-name="List_20_Heading">
      <style:paragraph-properties fo:margin-top="0cm" fo:margin-bottom="0.499cm"/>
    </style:style>
    <style:style style:name="P28" style:family="paragraph" style:parent-style-name="List_20_Contents">
      <style:paragraph-properties fo:margin-top="0cm" fo:margin-bottom="0.499cm"/>
    </style:style>
    <style:style style:name="P29" style:family="paragraph" style:parent-style-name="Preformatted_20_Text">
      <style:paragraph-properties fo:margin-top="0cm" fo:margin-bottom="0.499cm"/>
    </style:style>
    <style:style style:name="P30" style:family="paragraph" style:parent-style-name="Text_20_body">
      <style:paragraph-properties fo:break-before="page"/>
    </style:style>
    <style:style style:name="P31" style:family="paragraph" style:parent-style-name="Heading_20_2">
      <style:paragraph-properties fo:break-before="page"/>
    </style:style>
    <style:style style:name="P32" style:family="paragraph" style:parent-style-name="Standard" style:list-style-name="L1"/>
    <style:style style:name="T1" style:family="text">
      <style:text-properties fo:font-weight="bold"/>
    </style:style>
    <style:style style:name="T2" style:family="text">
      <style:text-properties fo:color="#000080" fo:font-style="italic"/>
    </style:style>
    <style:style style:name="T3" style:family="text">
      <style:text-properties fo:font-style="italic"/>
    </style:style>
    <style:style style:name="T4" style:family="text">
      <style:text-properties fo:font-style="italic" fo:font-weight="bold"/>
    </style:style>
    <style:style style:name="T5" style:family="text">
      <style:text-properties style:font-name="Arial1" fo:font-size="7pt"/>
    </style:style>
    <style:style style:name="T6" style:family="text">
      <style:text-properties fo:color="#008000" fo:font-weight="bold"/>
    </style:style>
    <style:style style:name="T7" style:family="text">
      <style:text-properties fo:color="#008000" style:font-name="Verdana" fo:font-size="7pt" fo:font-weight="bold"/>
    </style:style>
    <style:style style:name="T8" style:family="text">
      <style:text-properties fo:color="#008000" fo:font-style="italic"/>
    </style:style>
    <style:style style:name="T9" style:family="text">
      <style:text-properties style:font-name="Verdana" fo:font-size="7pt"/>
    </style:style>
    <style:style style:name="T10" style:family="text">
      <style:text-properties style:text-underline-style="solid" style:text-underline-width="auto" style:text-underline-color="font-color"/>
    </style:style>
    <style:style style:name="T11" style:family="text">
      <style:text-properties fo:color="#ff0000"/>
    </style:style>
    <style:style style:name="T12" style:family="text">
      <style:text-properties fo:color="#ffff00" style:font-name="Arial1" fo:font-size="7pt" fo:font-weight="bold"/>
    </style:style>
    <style:style style:name="T13" style:family="text">
      <style:text-properties fo:color="#ffffff" style:font-name="Arial1" fo:font-size="7pt"/>
    </style:style>
    <style:style style:name="T14" style:family="text">
      <style:text-properties fo:color="#669900"/>
    </style:style>
    <style:style style:name="T15" style:family="text">
      <style:text-properties fo:color="#0066cc"/>
    </style:style>
    <style:style style:name="T16" style:family="text">
      <style:text-properties fo:color="#999999"/>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ações no PostgreSQL</text:p>
      <text:p text:style-name="Standard"/>
      <text:p text:style-name="Standard">Na maioria das vezes, ao executar comandos no SGBD, não percebemos que transações são executadas em segundo plano, mas algumas vezes é útil iniciar (begin) e finalizar (commit) transações manualmente.</text:p>
      <text:p text:style-name="Standard"/>
      <text:p text:style-name="Text_20_body">BEGIN</text:p>
      <text:p text:style-name="Text_20_body">update ...</text:p>
      <text:p text:style-name="Text_20_body">update ...</text:p>
      <text:p text:style-name="Text_20_body">END</text:p>
      <text:p text:style-name="Text_20_body"/>
      <text:p text:style-name="Text_20_body">Caso aconteça algum erro o PostgreSQL interrompe a transação com um ROLLBACK. Assim como também podemos executar um ROLLBACK manualmente para interromper a transação.</text:p>
      <text:p text:style-name="Text_20_body"/>
      <text:p text:style-name="Text_20_body">BEGIN</text:p>
      <text:p text:style-name="Text_20_body">update ...</text:p>
      <text:p text:style-name="Text_20_body">ROLLBACK</text:p>
      <text:p text:style-name="Text_20_body">update ...</text:p>
      <text:p text:style-name="Text_20_body">END</text:p>
      <text:p text:style-name="Text_20_body"/>
      <text:p text:style-name="Text_20_body">Um comando importante ao trabalhar com transações é o comando SET. Ele é usado para definir o nível de isolamento das transações.</text:p>
      <text:p text:style-name="Text_20_body"/>
      <text:p text:style-name="Text_20_body">SET TRANSACTION ISOLATION LEVEL { <text:s/>READ COMMITTED | SERIALIZABLE }</text:p>
      <text:p text:style-name="Text_20_body"/>
      <text:p text:style-name="Text_20_body">De acordo com o SQL ANSI/ISO padrão, quatro níveis de isolamento de transações são definidos:</text:p>
      <text:p text:style-name="Text_20_body"/>
      <text:p text:style-name="Text_20_body">- Read uncommitted</text:p>
      <text:p text:style-name="Text_20_body">- Read committed</text:p>
      <text:p text:style-name="Text_20_body">- Repeatable read</text:p>
      <text:p text:style-name="Text_20_body">- Serializable</text:p>
      <text:p text:style-name="Text_20_body"/>
      <text:p text:style-name="Text_20_body">O PostgreSQL suporta o read commited e serializable.</text:p>
      <text:h text:style-name="Heading_20_2" text:outline-level="2"/>
      <text:p text:style-name="P30"/>
      <text:h text:style-name="Heading_20_1" text:outline-level="1"><text:bookmark text:name="TUTORIAL-TRANSACTIONS1"/>Transações</text:h>
      <text:p text:style-name="Text_20_body"><text:bookmark text:name="AEN1184"/><text:span text:style-name="T3">Transação</text:span> é um conceito fundamental de todo sistema de banco de dados. O ponto essencial da transação é englobar vários passos em uma única operação de tudo ou nada. Os estados intermediários entre os passos não são vistos pelas demais transações simultâneas e, se ocorrer alguma falha que impeça a transação chegar até o fim, então nenhum dos passos intermediários irá afetar o banco de dados de forma alguma.</text:p>
      <text:p text:style-name="Text_20_body">Por exemplo, considere um banco de dados de uma instituição financeira contendo o saldo da conta corrente de vários clientes, assim como o saldo total dos depósitos de cada agência. Suponha que se deseje transferir $100.00 da conta da Alice para a conta do Bob. Simplificando ao extremo, os comandos <text:span text:style-name="ACRONYM">SQL</text:span> para esta operação seriam:</text:p>
      <text:p text:style-name="Preformatted_20_Text">UPDATE conta_corrente SET saldo = saldo - 100.00</text:p>
      <text:p text:style-name="Preformatted_20_Text"><text:s text:c="4"/>WHERE nome = 'Alice';</text:p>
      <text:p text:style-name="Preformatted_20_Text">UPDATE filiais SET saldo = saldo - 100.00</text:p>
      <text:p text:style-name="Preformatted_20_Text"><text:s text:c="4"/>WHERE nome = (SELECT nome_filial FROM conta_corrente WHERE nome = 'Alice');</text:p>
      <text:p text:style-name="Preformatted_20_Text">UPDATE conta_corrente SET saldo = saldo + 100.00</text:p>
      <text:p text:style-name="Preformatted_20_Text"><text:s text:c="4"/>WHERE nome = 'Bob';</text:p>
      <text:p text:style-name="Preformatted_20_Text">UPDATE filiais SET saldo = saldo + 100.00</text:p>
      <text:p text:style-name="P29"><text:s text:c="4"/>WHERE nome = (SELECT nome_filial FROM conta_corrente WHERE nome = 'Bob');</text:p>
      <text:p text:style-name="Text_20_body">Os detalhes destes comandos não são importantes aqui; o ponto importante é o fato de existirem várias atualizações distintas envolvidas para realizar esta operação tão simples. A contabilidade do banco quer ter certeza que todas estas atualizações foram realizadas, ou que nenhuma delas foi realizada. Com certeza não é interessante que uma falha no sistema faça com que Bob receba $100.00 que não foi debitado da Alice. Além disso, Alice não continuará sendo uma cliente satisfeita se o dinheiro for debitado de sua conta e não for creditado na conta do Bob. É necessário garantir que, caso aconteça algo errado no meio da operação, nenhum dos passos executados até este ponto irá valer. Agrupar as atualizações em uma <text:span text:style-name="T3">transação</text:span> dá esta garantia. Uma transação é dita como sendo <text:span text:style-name="T3">atômica</text:span>: do ponto de vista das outras transações, ou a transação acontece por inteiro, ou nada acontece.</text:p>
      <text:p text:style-name="Text_20_body">Desejamos, também, ter a garantia de estando a transação completa e aceita pelo sistema de banco de dados que a mesma fique definitivamente gravada, e não seja perdida mesmo no caso de acontecer uma pane logo em seguida. Por exemplo, se estiver sendo registrado um saque em dinheiro pelo Bob não se deseja, de forma alguma, que o débito em sua conta corrente desapareça por causa de uma pane ocorrida logo depois do Bob sair da agência. Um banco de dados transacional garante que todas as atualizações realizadas por uma transação ficam registradas em meio de armazenamento permanente (ou seja, em disco), antes da transação ser considerada completa.</text:p>
      <text:p text:style-name="Text_20_body">Outra propriedade importante dos bancos de dados transacionais está muito ligada à noção de atualizações atômicas: quando várias transações estão executando ao mesmo tempo, nenhuma delas deve enxergar as alterações incompletas efetuadas pelas outras. Por exemplo, se uma transação está ocupada totalizando o saldo de todas as agências, não pode ser visto o débito efetuado na agência da Alice mas ainda não creditado na agência do Bob, nem o contrário. Portanto, as transações devem ser tudo ou nada não apenas em termos do efeito permanente no banco de dados, mas também em termos de visibilidade durante o processamento. As atualizações feitas por uma transação em andamento não podem ser vistas pelas outras transações enquanto não terminar, quando todas as atualizações se tornam visíveis ao mesmo tempo.</text:p>
      <text:p text:style-name="Text_20_body">No PostgreSQL a transação é definida envolvendo os comandos <text:span text:style-name="ACRONYM">SQL</text:span> da transação pelos comandos <text:a xlink:type="simple" xlink:href="http://pgdocptbr.sourceforge.net/pg80/sql-begin.html">BEGIN</text:a> e <text:a xlink:type="simple" xlink:href="http://pgdocptbr.sourceforge.net/pg80/sql-commit.html">COMMIT</text:a>. Sendo assim, a nossa transação bancária ficaria:</text:p>
      <text:p text:style-name="Preformatted_20_Text"><text:soft-page-break/>BEGIN;</text:p>
      <text:p text:style-name="Preformatted_20_Text">UPDATE conta_corrente SET saldo = saldo - 100.00</text:p>
      <text:p text:style-name="Preformatted_20_Text"><text:s text:c="4"/>WHERE nome = 'Alice';</text:p>
      <text:p text:style-name="Preformatted_20_Text">-- etc etc</text:p>
      <text:p text:style-name="P29">COMMIT;</text:p>
      <text:p text:style-name="Text_20_body">Se no meio da transação for decidido que esta não deve ser efetivada (talvez porque tenha sido visto que o saldo da Alice ficou negativo), pode ser usado o comando <text:a xlink:type="simple" xlink:href="http://pgdocptbr.sourceforge.net/pg80/sql-rollback.html">ROLLBACK</text:a> em vez do <text:a xlink:type="simple" xlink:href="http://pgdocptbr.sourceforge.net/pg80/sql-commit.html">COMMIT</text:a> para fazer com que todas as atualizações sejam canceladas.</text:p>
      <text:p text:style-name="Text_20_body">O PostgreSQL, na verdade, trata todo comando <text:span text:style-name="ACRONYM">SQL</text:span> como sendo executado dentro de uma transação. Se não for emitido o comando BEGIN, então cada comando possuirá um BEGIN implícito e, se der tudo certo, um COMMIT, envolvendo-o. Um grupo de comandos envolvidos por um BEGIN e um COMMIT é algumas vezes chamado de <text:span text:style-name="T3">bloco de transação</text:span>.</text:p>
      <text:p text:style-name="Quotations"><text:span text:style-name="T1">Nota:</text:span> Algumas bibliotecas cliente emitem um comando BEGIN e um comando COMMIT automaticamente, fazendo com que se obtenha o efeito de um bloco de transação sem perguntar se isto é desejado. Verifique a documentação da interface utilizada.</text:p>
      <text:p text:style-name="Text_20_body">É possível controlar os comandos na transação de uma forma mais granular utilizando os <text:span text:style-name="T3">pontos de salvamento</text:span> (<text:span text:style-name="T3">savepoints</text:span>). Os pontos de salvamento permitem descartar partes da transação seletivamente, e efetivar as demais partes. Após definir o ponto de salvamento através da instrução SAVEPOINT, é possível cancelar a transação até o ponto de salvamento, se for necessário, usando ROLLBACK TO. Todas as alterações no banco de dados efetuadas pela transação entre o estabelecimento do ponto de salvamento e o cancelamento são descartadas, mas as alterações efetuadas antes do ponto de salvamento são mantidas.</text:p>
      <text:p text:style-name="Text_20_body">Após cancelar até o ponto de salvamento, este ponto de salvamento continua definido e, portanto, é possível cancelar várias vezes. Ao contrário, havendo certeza que não vai ser mais necessário cancelar até o ponto de salvamento, o ponto de salvamento poderá ser liberado, para que o sistema possa liberar alguns recursos. Deve-se ter em mente que liberar ou cancelar até um ponto de salvamento libera, automaticamente, todos os pontos de salvamento definidos após o mesmo.</text:p>
      <text:p text:style-name="Text_20_body">Tudo isto acontece dentro do bloco de transação e, portanto, nada disso é visto pelas outras sessões do banco de dados. Quando o bloco de transação é efetivado, as ações efetivadas se tornam visíveis como uma unidade para as outras sessões, enquanto as ações desfeitas nunca se tornam visíveis.</text:p>
      <text:p text:style-name="Text_20_body">Recordando o banco de dados da instituição financeira, suponha que tivesse sido debitado $100.00 da conta da Alice e creditado na conta do Bob, e descoberto em seguida que era para ser creditado na conta do Wally. Isso poderia ser feito utilizando um ponto de salvamento, conforme mostrado abaixo:</text:p>
      <text:p text:style-name="Preformatted_20_Text">BEGIN;</text:p>
      <text:p text:style-name="Preformatted_20_Text">UPDATE conta_corrente SET saldo = saldo - 100.00</text:p>
      <text:p text:style-name="Preformatted_20_Text"><text:s text:c="4"/>WHERE nome = 'Alice';</text:p>
      <text:p text:style-name="Preformatted_20_Text">SAVEPOINT meu_ponto_de_salvamento;</text:p>
      <text:p text:style-name="Preformatted_20_Text">UPDATE conta_corrente SET saldo = saldo + 100.00</text:p>
      <text:p text:style-name="Preformatted_20_Text"><text:s text:c="4"/>WHERE nome = 'Bob';</text:p>
      <text:p text:style-name="Preformatted_20_Text">-- uai ... o certo é na conta do Wally</text:p>
      <text:p text:style-name="Preformatted_20_Text">ROLLBACK TO meu_ponto_de_salvamento;</text:p>
      <text:p text:style-name="Preformatted_20_Text">UPDATE conta_corrente SET saldo = saldo + 100.00</text:p>
      <text:p text:style-name="Preformatted_20_Text"><text:s text:c="4"/>WHERE nome = 'Wally';</text:p>
      <text:p text:style-name="P29">COMMIT;</text:p>
      <text:p text:style-name="Text_20_body">Obviamente este exemplo está simplificado ao extremo, mas é possível efetuar um grau elevado de controle sobre a transação através do uso de pontos de salvamento. Além disso, a instrução ROLLBACK TO é a única forma de obter novamente o controle sobre um bloco de transação <text:soft-page-break/>colocado no estado interrompido pelo sistema devido a um erro, fora cancelar completamente e começar tudo de novo.</text:p>
      <text:p text:style-name="Text_20_body">Fonte: <text:a xlink:type="simple" xlink:href="http://pgdocptbr.sourceforge.net/pg80/tutorial-transactions.html">http://pgdocptbr.sourceforge.net/pg80/tutorial-transactions.html</text:a> e em: <text:a xlink:type="simple" xlink:href="http://www.postgresql.org/docs/8.3/static/tutorial-transactions.html">http://www.postgresql.org/docs/8.3/static/tutorial-transactions.html</text:a> </text:p>
      <text:p text:style-name="Text_20_body"/>
      <text:h text:style-name="Heading_20_1" text:outline-level="1"><text:bookmark text:name="TRANSACTION-ISO"/>Isolamento da transação</text:h>
      <text:p text:style-name="Text_20_body"><text:bookmark text:name="AEN18723"/>O padrão <text:span text:style-name="ACRONYM">SQL</text:span> define quatro níveis de isolamento de transação em termos de três fenômenos que devem ser evitados entre transações simultâneas. Os fenômenos não desejados são:</text:p>
      <text:p text:style-name="P27"><text:span text:style-name="T3">dirty read</text:span> (leitura suja) <text:bookmark text:name="AEN18731"/></text:p>
      <text:p text:style-name="P28">A transação lê dados escritos por uma transação simultânea não efetivada (<text:span text:style-name="T3">uncommitted</text:span>). <text:a xlink:type="simple" xlink:href="http://pgdocptbr.sourceforge.net/pg80/transaction-iso.html#FTN.AEN18736" office:name="AEN18736">[1]</text:a></text:p>
      <text:p text:style-name="P27"><text:span text:style-name="T3">nonrepeatable read</text:span> (leitura que não pode ser repetida) <text:bookmark text:name="AEN18744"/></text:p>
      <text:p text:style-name="P28">A transação lê novamente dados lidos anteriormente, e descobre que os dados foram alterados por outra transação (que os efetivou após ter sido feita a leitura anterior). <text:a xlink:type="simple" xlink:href="http://pgdocptbr.sourceforge.net/pg80/transaction-iso.html#FTN.AEN18748" office:name="AEN18748">[2]</text:a></text:p>
      <text:p text:style-name="P27"><text:span text:style-name="T3">phantom read</text:span> (leitura fantasma) <text:bookmark text:name="AEN18755"/></text:p>
      <text:p text:style-name="P28">A transação executa uma segunda vez uma consulta que retorna um conjunto de linhas que satisfazem uma determinada condição de procura, e descobre que o conjunto de linhas que satisfazem a condição é diferente por causa de uma outra transação efetivada recentemente. <text:a xlink:type="simple" xlink:href="http://pgdocptbr.sourceforge.net/pg80/transaction-iso.html#FTN.AEN18759" office:name="AEN18759">[3]</text:a></text:p>
      <text:p text:style-name="Text_20_body"><text:bookmark text:name="AEN18763"/>Os quatro níveis de isolamento de transação, e seus comportamentos correspondentes, estão descritos na <text:a xlink:type="simple" xlink:href="http://pgdocptbr.sourceforge.net/pg80/transaction-iso.html#MVCC-ISOLEVEL-TABLE">Tabela 12-1</text:a>.</text:p>
      <text:p text:style-name="P5"><text:bookmark text:name="MVCC-ISOLEVEL-TABLE"/>Tabela 12-1. Níveis de isolamento da transação no <text:span text:style-name="T3">SQL</text:span></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Nível de isolamento</text:p>
            </table:table-cell>
            <table:table-cell table:style-name="Table21.A1" office:value-type="string">
              <text:p text:style-name="Table_20_Heading">Dirty Read</text:p>
            </table:table-cell>
            <table:table-cell table:style-name="Table21.A1" office:value-type="string">
              <text:p text:style-name="Table_20_Heading">Nonrepeatable Read</text:p>
            </table:table-cell>
            <table:table-cell table:style-name="Table21.D1" office:value-type="string">
              <text:p text:style-name="Table_20_Heading">Phantom Read</text:p>
            </table:table-cell>
          </table:table-row>
        </table:table-header-rows>
        <table:table-row>
          <table:table-cell table:style-name="Table21.A2" office:value-type="string">
            <text:p text:style-name="Table_20_Contents">Read uncommitted</text:p>
          </table:table-cell>
          <table:table-cell table:style-name="Table21.A2" office:value-type="string">
            <text:p text:style-name="Table_20_Contents">Possível</text:p>
          </table:table-cell>
          <table:table-cell table:style-name="Table21.A2" office:value-type="string">
            <text:p text:style-name="Table_20_Contents">Possível</text:p>
          </table:table-cell>
          <table:table-cell table:style-name="Table21.D2" office:value-type="string">
            <text:p text:style-name="Table_20_Contents">Possível</text:p>
          </table:table-cell>
        </table:table-row>
        <table:table-row>
          <table:table-cell table:style-name="Table21.A2" office:value-type="string">
            <text:p text:style-name="Table_20_Contents">Read committed</text:p>
          </table:table-cell>
          <table:table-cell table:style-name="Table21.A2" office:value-type="string">
            <text:p text:style-name="Table_20_Contents">Impossível</text:p>
          </table:table-cell>
          <table:table-cell table:style-name="Table21.A2" office:value-type="string">
            <text:p text:style-name="Table_20_Contents">Possível</text:p>
          </table:table-cell>
          <table:table-cell table:style-name="Table21.D2" office:value-type="string">
            <text:p text:style-name="Table_20_Contents">Possível</text:p>
          </table:table-cell>
        </table:table-row>
        <table:table-row>
          <table:table-cell table:style-name="Table21.A2" office:value-type="string">
            <text:p text:style-name="Table_20_Contents">Repeatable read</text:p>
          </table:table-cell>
          <table:table-cell table:style-name="Table21.A2" office:value-type="string">
            <text:p text:style-name="Table_20_Contents">Impossível</text:p>
          </table:table-cell>
          <table:table-cell table:style-name="Table21.A2" office:value-type="string">
            <text:p text:style-name="Table_20_Contents">Impossível</text:p>
          </table:table-cell>
          <table:table-cell table:style-name="Table21.D2" office:value-type="string">
            <text:p text:style-name="Table_20_Contents">Possível</text:p>
          </table:table-cell>
        </table:table-row>
        <table:table-row>
          <table:table-cell table:style-name="Table21.A2" office:value-type="string">
            <text:p text:style-name="Table_20_Contents">Serializable</text:p>
          </table:table-cell>
          <table:table-cell table:style-name="Table21.A2" office:value-type="string">
            <text:p text:style-name="Table_20_Contents">Impossível</text:p>
          </table:table-cell>
          <table:table-cell table:style-name="Table21.A2" office:value-type="string">
            <text:p text:style-name="Table_20_Contents">Impossível</text:p>
          </table:table-cell>
          <table:table-cell table:style-name="Table21.D2" office:value-type="string">
            <text:p text:style-name="Table_20_Contents">Impossível</text:p>
          </table:table-cell>
        </table:table-row>
      </table:table>
      <text:p text:style-name="Text_20_body">No PostgreSQL pode ser requisitado qualquer um dos quatros níveis de isolamento padrão. Porém, internamente só existem dois níveis de isolamento distintos, correspondendo aos níveis de isolamento <text:span text:style-name="T3">Read Committed</text:span> e <text:span text:style-name="T3">Serializable</text:span>. Quando é selecionado o nível de isolamento <text:span text:style-name="T3">Read Committed</text:span> realmente obtém-se <text:span text:style-name="T3">Read Committed</text:span>, mas quando é selecionado <text:span text:style-name="T3">Repeatable Read</text:span> na realidade é obtido <text:span text:style-name="T3">Serializable</text:span>. Portanto, o nível de isolamento real pode ser mais estrito do que o selecionado. Isto é permitido pelo padrão SQL: os quatro níveis de isolamento somente definem quais fenômenos não podem acontecer, não definem quais fenômenos devem acontecer. O motivo pelo qual o PostgreSQL só disponibiliza dois níveis de isolamento, é porque esta é a única forma de mapear os níveis de isolamento padrão na arquitetura de controle de simultaneidade multiversão que faz sentido. O comportamento dos níveis de isolamento disponíveis estão detalhados nas próximas subseções.</text:p>
      <text:p text:style-name="Text_20_body">É utilizado o comando <text:a xlink:type="simple" xlink:href="http://pgdocptbr.sourceforge.net/pg80/sql-set-transaction.html">SET TRANSACTION</text:a> para definir o nível de isolamento da transação.</text:p>
      <text:h text:style-name="Heading_20_2" text:outline-level="2"><text:bookmark text:name="XACT-READ-COMMITTED"/><text:soft-page-break/>12.2.1. Nível de isolamento Read Committed</text:h>
      <text:p text:style-name="Text_20_body"><text:bookmark text:name="AEN18810"/>O <text:span text:style-name="T3">Read Committed</text:span> (lê efetivado) é o nível de isolamento padrão do PostgreSQL. Quando uma transação processa sob este nível de isolamento, o comando SELECT enxerga apenas os dados efetivados antes da consulta começar; nunca enxerga dados não efetivados, ou as alterações efetivadas pelas transações simultâneas durante a execução da consulta (Entretanto, o SELECT enxerga os efeitos das atualizações anteriores executadas dentro da sua própria transação, mesmo que ainda não tenham sido efetivadas). Na verdade, o comando SELECT enxerga um instantâneo do banco de dados, como este era no instante em que a consulta começou a executar. Deve ser observado que dois comandos SELECT sucessivos podem enxergar dados diferentes, mesmo estando dentro da mesma transação, se outras transações efetivarem alterações durante a execução do primeiro comando SELECT.</text:p>
      <text:p text:style-name="Text_20_body">Os comandos UPDATE, DELETE e SELECT FOR UPDATE se comportam do mesmo modo que o SELECT para encontrar as linhas de destino: somente encontram linhas de destino efetivadas até o momento do início do comando. Entretanto, no momento em que foi encontrada alguma linha de destino pode ter sido atualizada (ou excluída ou marcada para atualização) por outra transação simultânea. Neste caso, a transação que pretende atualizar fica aguardando a transação de atualização que começou primeiro efetivar ou desfazer (se ainda estiver executando). Se a transação de atualização que começou primeiro desfizer as atualizações, então seus efeitos são negados e a segunda transação de atualização pode prosseguir com a atualização da linha original encontrada. Se a transação de atualização que começou primeiro efetivar as atualizações, a segunda transação de atualização ignora a linha caso tenha sido excluída pela primeira transação de atualização, senão tenta aplicar sua operação na versão atualizada da linha. A condição de procura do comando (a cláusula WHERE) é avaliada novamente para verificar se a versão atualizada da linha ainda corresponde à condição de procura. Se corresponder, a segunda transação de atualização prossegue sua operação começando a partir da versão atualizada da linha.</text:p>
      <text:p text:style-name="Text_20_body">Devido à regra acima, é possível um comando de atualização enxergar um instantâneo inconsistente: pode enxergar os efeitos dos comandos simultâneos de atualização que afetam as mesmas linhas que está tentando atualizar, mas não enxerga os efeitos destes comandos de atualização nas outras linhas do banco de dados. Este comportamento torna o <text:span text:style-name="T3">Read Committed</text:span> inadequado para os comandos envolvendo condições de procura complexas. Entretanto, é apropriado para casos mais simples. Por exemplo, considere a atualização do saldo bancário pela transação mostrada abaixo:</text:p>
      <text:p text:style-name="Preformatted_20_Text"><text:span text:style-name="User_20_Entry">BEGIN;</text:span></text:p>
      <text:p text:style-name="Preformatted_20_Text"><text:span text:style-name="User_20_Entry">UPDATE conta SET saldo = saldo + 100.00 WHERE num_conta = 12345;</text:span></text:p>
      <text:p text:style-name="Preformatted_20_Text"><text:span text:style-name="User_20_Entry">UPDATE conta SET saldo = saldo - 100.00 WHERE num_conta = 7534;</text:span></text:p>
      <text:p text:style-name="P29"><text:span text:style-name="User_20_Entry">COMMIT;</text:span></text:p>
      <text:p text:style-name="Text_20_body">Se duas transações deste tipo tentarem mudar ao mesmo tempo o saldo da conta 12345, é claro que desejamos que a segunda transação comece a partir da versão atualizada da linha da conta. Como cada comando afeta apenas uma linha predeterminada, permitir enxergar a versão atualizada da linha não cria nenhum problema de inconsistência.</text:p>
      <text:p text:style-name="Text_20_body">Como no modo <text:span text:style-name="T3">Read Committed</text:span> cada novo comando começa com um novo instantâneo incluindo todas as transações efetivadas até este instante, de qualquer modo os próximos comandos na mesma transação vão enxergar os efeitos das transações simultâneas efetivadas. O ponto em questão é se, dentro de um <text:span text:style-name="T3">único</text:span> comando, é enxergada uma visão totalmente consistente do banco de dados.</text:p>
      <text:p text:style-name="Text_20_body">O isolamento parcial da transação fornecido pelo modo <text:span text:style-name="T3">Read Committed</text:span> é adequado para muitos aplicativos, e este modo é rápido e fácil de ser utilizado. Entretanto, para aplicativos que efetuam consultas e atualizações complexas, pode ser necessário garantir uma visão do banco de dados com consistência mais rigorosa que a fornecida pelo modo <text:span text:style-name="T3">Read Committed</text:span>.</text:p>
      <text:h text:style-name="Heading_20_2" text:outline-level="2"><text:bookmark text:name="XACT-SERIALIZABLE"/><text:soft-page-break/>12.2.2. Nível de isolamento serializável</text:h>
      <text:p text:style-name="Text_20_body"><text:bookmark text:name="AEN18839"/>O nível <text:span text:style-name="T3">Serializable</text:span> fornece o isolamento de transação mais rigoroso. Este nível emula a execução serial das transações, como se todas as transações fossem executadas uma após a outra, em série, em vez de simultaneamente. Entretanto, os aplicativos que utilizam este nível de isolamento devem estar preparados para tentar executar novamente as transações, devido a falhas de serialização.</text:p>
      <text:p text:style-name="Text_20_body">Quando uma transação está no nível serializável, o comando SELECT enxerga apenas os dados efetivados antes da transação começar; nunca enxerga dados não efetivados ou alterações efetivadas durante a execução da transação por transações simultâneas (Entretanto, o comando SELECT enxerga os efeitos das atualizações anteriores executadas dentro da sua própria transação, mesmo que ainda não tenham sido efetivadas). É diferente do <text:span text:style-name="T3">Read Committed</text:span>, porque o comando SELECT enxerga um instantâneo do momento de início da transação, e não do momento de início do comando corrente dentro da transação. Portanto, comandos SELECT sucessivos dentro de uma mesma transação sempre enxergam os mesmos dados.</text:p>
      <text:p text:style-name="Text_20_body">Os comandos UPDATE, DELETE e SELECT FOR UPDATE se comportam do mesmo modo que o comando SELECT para encontrar as linhas de destino: somente encontram linhas de destino efetivadas até o momento do início da transação. Entretanto, alguma linha de destino pode ter sido atualizada (ou excluída ou marcada para atualização) por outra transação simultânea no momento em que foi encontrada. Neste caso, a transação serializável aguarda a transação de atualização que começou primeiro efetivar ou desfazer as alterações (se ainda estiver executando). Se a transação que começou primeiro desfizer as alterações, então seus efeitos são negados e a transação serializável pode prosseguir com a atualização da linha original encontrada. Porém, se a transação que começou primeiro efetivar (e realmente atualizar ou excluir a linha, e não apenas selecionar para atualização), então a transação serializável é desfeita com a mensagem</text:p>
      <text:p text:style-name="P29">ERRO: <text:s/>não foi possível serializar o acesso devido a atualização simultânea</text:p>
      <text:p text:style-name="Text_20_body">porque uma transação serializável não pode alterar linhas alteradas por outra transação após a transação serializável ter começado.</text:p>
      <text:p text:style-name="Text_20_body">Quando o aplicativo receber esta mensagem de erro deverá interromper a transação corrente, e tentar executar novamente toda a transação a partir do início. Da segunda vez em diante, a transação passa a enxergar a alteração efetivada anteriormente como parte da sua visão inicial do banco de dados e, portanto, não existirá conflito lógico em usar a nova versão da linha como ponto de partida para atualização na nova transação.</text:p>
      <text:p text:style-name="Text_20_body">Deve ser observado que somente as transações que fazem atualizações podem precisar de novas tentativas; as transações somente para leitura nunca estão sujeitas a conflito de serialização.</text:p>
      <text:p text:style-name="Text_20_body">O modo serializável fornece uma garantia rigorosa que cada transação enxerga apenas visões totalmente consistentes do banco de dados. Entretanto, o aplicativo deve estar preparado para executar novamente a transação quando atualizações simultâneas tornarem impossível sustentar a ilusão de uma execução serial. Como o custo de refazer transações complexas pode ser significativo, este modo é recomendado somente quando as transações efetuando atualizações contêm lógica suficientemente complexa a ponto de produzir respostas erradas no modo <text:span text:style-name="T3">Read Committed</text:span>. Habitualmente, o modo serializável é necessário quando a transação executa vários comandos sucessivos que necessitam enxergar visões idênticas do banco de dados.</text:p>
      <text:h text:style-name="Heading_20_3" text:outline-level="3"><text:bookmark text:name="MVCC-SERIALIZABILITY"/>12.2.2.1. Isolamento serializável versus verdadeira serialidade</text:h>
      <text:p text:style-name="Text_20_body"><text:bookmark text:name="AEN18864"/><text:bookmark text:name="AEN18862"/>O significado intuitivo (e a definição matemática) de execução "serializável" é que quaisquer duas transações simultâneas efetivadas com sucesso parecem ter sido executadas de forma rigorosamente serial, uma após a outra — embora qual das duas parece ter ocorrido primeiro não pode ser previsto antecipadamente. É importante ter em mente que proibir os comportamentos indesejáveis listados <text:soft-page-break/>na <text:a xlink:type="simple" xlink:href="http://pgdocptbr.sourceforge.net/pg80/transaction-iso.html#MVCC-ISOLEVEL-TABLE">Tabela 12-1</text:a> não é suficiente para garantir a verdadeira serialidade e, de fato, o modo serializável do PostgreSQL <text:span text:style-name="T3">não garante a execução serializável neste sentido</text:span>. Como exemplo será considerada a tabela minha_tabela contendo inicialmente</text:p>
      <text:p text:style-name="Preformatted_20_Text"><text:span text:style-name="Example"><text:s/>classe | valor</text:span></text:p>
      <text:p text:style-name="Preformatted_20_Text"><text:span text:style-name="Example">--------+-------</text:span></text:p>
      <text:p text:style-name="Preformatted_20_Text"><text:span text:style-name="Example"><text:s text:c="6"/>1 | <text:s text:c="3"/>10</text:span></text:p>
      <text:p text:style-name="Preformatted_20_Text"><text:span text:style-name="Example"><text:s text:c="6"/>1 | <text:s text:c="3"/>20</text:span></text:p>
      <text:p text:style-name="Preformatted_20_Text"><text:span text:style-name="Example"><text:s text:c="6"/>2 | <text:s text:c="2"/>100</text:span></text:p>
      <text:p text:style-name="P29"><text:span text:style-name="Example"><text:s text:c="6"/>2 | <text:s text:c="2"/>200</text:span></text:p>
      <text:p text:style-name="Text_20_body">Suponha que a transação serializável A calcula</text:p>
      <text:p text:style-name="P29">SELECT SUM(valor) FROM minha_tabela WHERE classe = 1;</text:p>
      <text:p text:style-name="Text_20_body">e insira o resultado (30) como valor em uma nova linha com classe = 2. Simultaneamente a transação serializável B calcula</text:p>
      <text:p text:style-name="P29">SELECT SUM(valor) FROM minha_tabela WHERE classe = 2;</text:p>
      <text:p text:style-name="Text_20_body">e obtém o resultado 300, que é inserido em uma nova linha com classe = 1. Em seguida as duas transações efetivam. Nenhum dos comportamentos não desejados ocorreu, ainda assim foi obtido um resultado que não poderia ter ocorrido serialmente em qualquer ordem. Se A tivesse executado antes de B, então B teria calculado a soma como 330, e não 300, e de maneira semelhante a outra ordem teria produzido uma soma diferente na transação A.</text:p>
      <text:p text:style-name="Text_20_body">Para garantir serialidade matemática verdadeira, é necessário que o sistema de banco de dados imponha o <text:span text:style-name="T3">bloqueio de predicado</text:span>, significando que a transação não pode inserir ou alterar uma linha que corresponde à condição WHERE de um comando de outra transação simultânea. Por exemplo, uma vez que a transação A tenha executado o comando SELECT ... WHERE class = 1, o sistema de bloqueio de predicado proibiria a transação B inserir qualquer linha com classe igual a 1 até que A fosse efetivada. <text:a xlink:type="simple" xlink:href="http://pgdocptbr.sourceforge.net/pg80/transaction-iso.html#FTN.AEN18883" office:name="AEN18883">[4]</text:a> Um sistema de bloqueio deste tipo é de implementação complexa e de execução extremamente dispendiosa, uma vez que todas as sessões devem estar cientes dos detalhes de todos os comandos executados por todas as transações simultâneas. E este grande gasto em sua maior parte seria desperdiçado, porque na prática a maioria dos aplicativos não fazem coisas do tipo que podem ocasionar problemas (Certamente o exemplo acima é bastante irreal, dificilmente representando um programa de verdade). Portanto, o PostgreSQL não implementa o bloqueio de predicado, e tanto quanto saibamos nenhum outro SGBD de produção o faz.</text:p>
      <text:p text:style-name="Text_20_body">Nos casos em que a possibilidade de execução não serial representa um perigo real, os problemas podem ser evitados através da utilização apropriada de bloqueios explícitos. São mostrados mais detalhes nas próximas seções.</text:p>
      <text:h text:style-name="Heading_20_3" text:outline-level="3">Notas</text:h>
      <table:table table:name="Table22" table:style-name="Table22">
        <table:table-column table:style-name="Table22.A"/>
        <table:table-column table:style-name="Table22.B"/>
        <table:table-row>
          <table:table-cell table:style-name="Table22.A1" office:value-type="string">
            <text:p text:style-name="P22"><text:a xlink:type="simple" xlink:href="http://pgdocptbr.sourceforge.net/pg80/transaction-iso.html#AEN18736" office:name="FTN.AEN18736">[1]</text:a> </text:p>
          </table:table-cell>
          <table:table-cell table:style-name="Table22.A1" office:value-type="string">
            <text:p text:style-name="P26"><text:span text:style-name="T3">dirty read</text:span> — A transação SQL T1 altera uma linha. Em seguida a transação SQL T2 lê esta linha antes de T1 executar o comando COMMIT. Se depois T1 executar o comando ROLLBACK, T2 terá lido uma linha que nunca foi efetivada e que, portanto, pode ser considerada como nunca tendo existido. (ISO-ANSI Working Draft) Foundation (SQL/Foundation), August 2003, ISO/IEC JTC 1/SC 32, 25-jul-2003, ISO/IEC 9075-2:2003 (E) (N. do T.)</text:p>
          </table:table-cell>
        </table:table-row>
        <table:table-row>
          <table:table-cell table:style-name="Table22.A1" office:value-type="string">
            <text:p text:style-name="P22"><text:a xlink:type="simple" xlink:href="http://pgdocptbr.sourceforge.net/pg80/transaction-iso.html#AEN18748" office:name="FTN.AEN18748">[2]</text:a> </text:p>
          </table:table-cell>
          <table:table-cell table:style-name="Table22.A1" office:value-type="string">
            <text:p text:style-name="P26"><text:span text:style-name="T3">nonrepeatable read</text:span> — A transação SQL T1 lê uma linha. Em seguida a transação SQL T2 altera ou exclui esta linha e executa o comando COMMIT. Se T1 tentar ler esta linha novamente, pode receber o valor alterado ou descobrir que a linha foi excluída. (ISO-ANSI Working Draft) Foundation (SQL/Foundation), August 2003, ISO/IEC JTC 1/SC 32, 25-<text:soft-page-break/>jul-2003, ISO/IEC 9075-2:2003 (E) (N. do T.)</text:p>
          </table:table-cell>
        </table:table-row>
        <table:table-row>
          <table:table-cell table:style-name="Table22.A1" office:value-type="string">
            <text:p text:style-name="P22"><text:a xlink:type="simple" xlink:href="http://pgdocptbr.sourceforge.net/pg80/transaction-iso.html#AEN18759" office:name="FTN.AEN18759">[3]</text:a> </text:p>
          </table:table-cell>
          <table:table-cell table:style-name="Table22.A1" office:value-type="string">
            <text:p text:style-name="P26"><text:span text:style-name="T3">phantom read</text:span> — A transação SQL T1 lê um conjunto de linhas N que satisfazem a uma condição de procura. Em seguida a transação SQL T2 executa comandos SQL que geram uma ou mais linhas que satisfazem a condição de procura usada pela transação T1. Se depois a transação SQL T1 repetir a leitura inicial com a mesma condição de procura, será obtida uma coleção diferente de linhas. (ISO-ANSI Working Draft) Foundation (SQL/Foundation), August 2003, ISO/IEC JTC 1/SC 32, 25-jul-2003, ISO/IEC 9075-2:2003 (E) (N. do T.)</text:p>
          </table:table-cell>
        </table:table-row>
        <table:table-row>
          <table:table-cell table:style-name="Table22.A1" office:value-type="string">
            <text:p text:style-name="P22"><text:a xlink:type="simple" xlink:href="http://pgdocptbr.sourceforge.net/pg80/transaction-iso.html#AEN18883" office:name="FTN.AEN18883">[4]</text:a> </text:p>
          </table:table-cell>
          <table:table-cell table:style-name="Table22.A1" office:value-type="string">
            <text:p text:style-name="P26">Em essência, o sistema de bloqueio de predicado evita leituras fantasmas restringindo o que é escrito, enquanto o MVCC evita restringindo o que é lido.</text:p>
          </table:table-cell>
        </table:table-row>
      </table:table>
      <text:p text:style-name="Text_20_body">Fontes: <text:a xlink:type="simple" xlink:href="http://pgdocptbr.sourceforge.net/pg80/transaction-iso.html">http://pgdocptbr.sourceforge.net/pg80/transaction-iso.html</text:a> e em: <text:a xlink:type="simple" xlink:href="http://www.postgresql.org/docs/8.3/static/transaction-iso.html">http://www.postgresql.org/docs/8.3/static/transaction-iso.html</text:a> </text:p>
      <text:p text:style-name="Text_20_body"/>
      <text:h text:style-name="Heading_20_1" text:outline-level="1">SET TRANSACTION</text:h>
      <text:h text:style-name="Heading_20_2" text:outline-level="2"><text:bookmark text:name="AEN54962"/>Nome</text:h>
      <text:p text:style-name="Text_20_body">SET TRANSACTION -- define as características da transação corrente</text:p>
      <text:h text:style-name="Heading_20_2" text:outline-level="2"><text:bookmark text:name="AEN54967"/><text:bookmark text:name="AEN54965"/>Sinopse</text:h>
      <text:p text:style-name="Preformatted_20_Text">SET TRANSACTION modo_da_transação [, ...]</text:p>
      <text:p text:style-name="Preformatted_20_Text">SET SESSION CHARACTERISTICS AS TRANSACTION modo_da_transação [, ...]</text:p>
      <text:p text:style-name="Preformatted_20_Text"/>
      <text:p text:style-name="Preformatted_20_Text">onde modo_da_transação é um entre:</text:p>
      <text:p text:style-name="Preformatted_20_Text"/>
      <text:p text:style-name="Preformatted_20_Text"><text:s text:c="4"/>ISOLATION LEVEL { SERIALIZABLE | REPEATABLE READ | READ COMMITTED | READ UNCOMMITTED }</text:p>
      <text:p text:style-name="P29"><text:s text:c="4"/>READ WRITE | READ ONLY</text:p>
      <text:h text:style-name="Heading_20_2" text:outline-level="2"><text:bookmark text:name="AEN54972"/>Descrição</text:h>
      <text:p text:style-name="Text_20_body">O comando SET TRANSACTION define as características da transação corrente. Não produz nenhum efeito nas próximas transações. O comando SET SESSION CHARACTERISTICS define as características da transação usadas como padrão nas próximas transações na sessão. Estes padrões podem ser mudados para uma transação individual pelo comando SET TRANSACTION. <text:a xlink:type="simple" xlink:href="http://pgdocptbr.sourceforge.net/pg80/sql-set-transaction.html#FTN.AEN54978" office:name="AEN54978">[1]</text:a> <text:a xlink:type="simple" xlink:href="http://pgdocptbr.sourceforge.net/pg80/sql-set-transaction.html#FTN.AEN54999" office:name="AEN54999">[2]</text:a> <text:a xlink:type="simple" xlink:href="http://pgdocptbr.sourceforge.net/pg80/sql-set-transaction.html#FTN.AEN55011" office:name="AEN55011">[3]</text:a> <text:a xlink:type="simple" xlink:href="http://pgdocptbr.sourceforge.net/pg80/sql-set-transaction.html#FTN.AEN55017" office:name="AEN55017">[4]</text:a></text:p>
      <text:p text:style-name="Text_20_body">As características da transação disponíveis são o nível de isolamento da transação e o modo de acesso da transação (leitura/escrita ou somente para leitura).</text:p>
      <text:p text:style-name="Text_20_body">O nível de isolamento de uma transação determina quais dados a transação pode ver quando outras transações estão processando ao mesmo tempo.</text:p>
      <text:p text:style-name="P27">READ COMMITTED </text:p>
      <text:p text:style-name="P28">O comando consegue ver apenas as linhas efetivadas (<text:span text:style-name="T3">commit</text:span>) antes do início da sua execução. Este é o padrão.</text:p>
      <text:p text:style-name="P27"><text:soft-page-break/>SERIALIZABLE </text:p>
      <text:p text:style-name="P28">Todos os comandos da transação corrente podem ver apenas as linhas efetivadas antes da primeira consulta ou comando de modificação de dados ter sido executado nesta transação.</text:p>
      <text:p text:style-name="Text_20_body">O padrão <text:span text:style-name="ACRONYM">SQL</text:span> define dois níveis adicionais, READ UNCOMMITTED e REPEATABLE READ. No PostgreSQL READ UNCOMMITTED é tratado como READ COMMITTED, enquanto REPEATABLE READ é tratado como SERIALIZABLE.</text:p>
      <text:p text:style-name="Text_20_body">O nível de isolamento da transação não pode ser mudado após a primeira consulta ou comando de modificação de dado (SELECT, INSERT, DELETE, UPDATE, FETCH ou COPY) da transação ter sido executado. Para obter informações adicionais sobre o isolamento de transações e controle de simultaneidade deve ser consultado o <text:a xlink:type="simple" xlink:href="http://pgdocptbr.sourceforge.net/pg80/mvcc.html">Capítulo 12</text:a>.</text:p>
      <text:p text:style-name="Text_20_body">O modo de acesso da transação determina se a transação é para leitura/escrita, ou se é somente para leitura. Ler/escrever é o padrão. Quando a transação é somente para leitura, não são permitidos os seguintes comandos <text:span text:style-name="ACRONYM">SQL</text:span>: INSERT, UPDATE, DELETE e COPY FROM, se a tabela a ser escrita não for uma tabela temporária; todos os comandos CREATE, ALTER e DROP; COMMENT, GRANT, REVOKE, TRUNCATE; também EXPLAIN ANALYZE e EXECUTE se o comando a ser executado estiver entre os listados. Esta é uma noção de somente para leitura de alto nível, que não impede todas as escritas em disco.</text:p>
      <text:h text:style-name="Heading_20_2" text:outline-level="2"><text:bookmark text:name="AEN55074"/>Observações</text:h>
      <text:p text:style-name="Text_20_body">Se for executado o comando SET TRANSACTION sem ser executado antes o comando START TRANSACTION ou BEGIN, parecerá que não produziu nenhum efeito, uma vez que a transação termina imediatamente.</text:p>
      <text:p text:style-name="Text_20_body">É possível não utilizar o comando SET TRANSACTION, especificando o modo_da_transação desejado no comando BEGIN ou no comando START TRANSACTION.</text:p>
      <text:p text:style-name="Text_20_body">Os modos de transação padrão da sessão também podem ser definidos através dos parâmetros de configuração <text:a xlink:type="simple" xlink:href="http://pgdocptbr.sourceforge.net/pg80/runtime-config.html#GUC-DEFAULT-TRANSACTION-ISOLATION">default_transaction_isolation</text:a> e <text:a xlink:type="simple" xlink:href="http://pgdocptbr.sourceforge.net/pg80/runtime-config.html#GUC-DEFAULT-TRANSACTION-READ-ONLY">default_transaction_read_only</text:a> (De fato, SET SESSION CHARACTERISTICS é apenas uma forma verbosa equivalente a definir estas variáveis através do comando SET). Isto significa que os valores padrão podem ser definidos no arquivo de configuração, via ALTER DATABASE, etc. Para obter informações adicionais deve ser consultada a <text:a xlink:type="simple" xlink:href="http://pgdocptbr.sourceforge.net/pg80/runtime-config.html">Seção 16.4</text:a> .</text:p>
      <text:h text:style-name="Heading_20_2" text:outline-level="2"><text:bookmark text:name="R1-SQL-SET-TRANSACTION-3"/>Compatibilidade</text:h>
      <text:p text:style-name="Text_20_body">Os dois comandos estão definidos no padrão <text:span text:style-name="ACRONYM">SQL</text:span>. No padrão <text:span text:style-name="ACRONYM">SQL</text:span> SERIALIZABLE é o nível de isolamento padrão da transação; no PostgreSQL normalmente o padrão é READ COMMITTED, mas pode ser mudado conforme mencionado acima. Devido à falta de bloqueio de predicado, o nível SERIALIZABLE não é verdadeiramente serializável. Para obter mais informações deve ser consultada a <text:a xlink:type="simple" xlink:href="http://pgdocptbr.sourceforge.net/pg80/mvcc.html">Capítulo 12</text:a>.</text:p>
      <text:p text:style-name="Text_20_body">No padrão <text:span text:style-name="ACRONYM">SQL</text:span> existe uma outra característica de transação que pode ser definida por estes comandos: o tamanho da área de diagnósticos. Este conceito é específico da linguagem <text:span text:style-name="ACRONYM">SQL</text:span> incorporada e, portanto, não é implementado no servidor PostgreSQL.</text:p>
      <text:p text:style-name="Text_20_body">O padrão <text:span text:style-name="ACRONYM">SQL</text:span> requer a presença de vírgulas entre os modo_da_transação sucessivos, mas por razões históricas o PostgreSQL permite que estas vírgulas sejam omitidas.</text:p>
      <text:h text:style-name="Heading_20_2" text:outline-level="2"><text:soft-page-break/>Notas</text:h>
      <table:table table:name="Table23" table:style-name="Table23">
        <table:table-column table:style-name="Table23.A"/>
        <table:table-column table:style-name="Table23.B"/>
        <table:table-row>
          <table:table-cell table:style-name="Table23.A1" office:value-type="string">
            <text:p text:style-name="P22"><text:a xlink:type="simple" xlink:href="http://pgdocptbr.sourceforge.net/pg80/sql-set-transaction.html#AEN54978" office:name="FTN.AEN54978">[1]</text:a> </text:p>
          </table:table-cell>
          <table:table-cell table:style-name="Table23.A1" office:value-type="string">
            <text:p text:style-name="P26">Oracle — O comando SET TRANSACTION é utilizado para estabelecer a transação corrente como apenas de leitura ou de leitura e escrita, estabelecer o <text:span text:style-name="T3">nível de isolamento</text:span>, ou atribuir a sessão para um segmento de <text:span text:style-name="T3">rollback</text:span> especificado. As operações realizadas pelo comando SET TRANSACTION afetam apenas a transação corrente, não afetando outros usuários ou outras transações. A transação termina quando é executado o comando COMMIT ou o comando ROLLBACK. O banco de dados Oracle efetiva implicitamente a transação antes e após a execução de um comando da linguagem de definição de dados (<text:span text:style-name="ACRONYM">DDL</text:span>). A cláusula ISOLATION LEVEL especifica como as transações que contêm modificações no banco de dados são tratadas. A definição SERIALIZALE especifica o modo de isolamento da transação como serializável, conforme definido no padrão SQL92. Se a transação serializável contiver comando da linguagem de manipulação de dados (<text:span text:style-name="ACRONYM">DML</text:span>) que tenta atualizar qualquer recurso que possa ter sido atualizado por uma transação não efetivada no início da transação serializável, então o comando da <text:span text:style-name="ACRONYM">DML</text:span> falhará. A definição READ COMMITTED é o comportamento padrão de transação do banco de dados Oracle. Se a transação contiver comandos da <text:span text:style-name="ACRONYM">DML</text:span> requerendo bloqueios de linha mantidos por outras transações, então o comando da <text:span text:style-name="ACRONYM">DML</text:span> aguardará até os bloqueios de linha serem liberados. <text:a xlink:type="simple" xlink:href="http://download-east.oracle.com/docs/cd/B14117_01/server.101/b10759/statements_10005.htm" office:target-frame-name="_top" xlink:show="replace">Oracle® Database SQL Reference 10g Release 1 (10.1) Part Number B10759-01</text:a> (N. do T.)</text:p>
          </table:table-cell>
        </table:table-row>
        <table:table-row>
          <table:table-cell table:style-name="Table23.A1" office:value-type="string">
            <text:p text:style-name="P22"><text:a xlink:type="simple" xlink:href="http://pgdocptbr.sourceforge.net/pg80/sql-set-transaction.html#AEN54999" office:name="FTN.AEN54999">[2]</text:a> </text:p>
          </table:table-cell>
          <table:table-cell table:style-name="Table23.A1" office:value-type="string">
            <text:p text:style-name="P26">SQL Server — O comando SET TRANSACTION ISOLATION LEVEL controla o comportamento de bloqueio e versão da linha dos comandos Transact-SQL emitidos por uma conexão com o SQL Server. Os níveis de isolamento são: READ UNCOMMITTED, READ COMMITTED, REPEATABLE READ, SNAPSHOT e SERIALIZABLE. <text:a xlink:type="simple" xlink:href="http://msdn2.microsoft.com/en-us/library/ms173763.aspx" office:target-frame-name="_top" xlink:show="replace">SQL Server 2005 Books Online — SET TRANSACTION ISOLATION LEVEL (Transact-SQL)</text:a> (N. do T.)</text:p>
          </table:table-cell>
        </table:table-row>
        <table:table-row>
          <table:table-cell table:style-name="Table23.A1" office:value-type="string">
            <text:p text:style-name="P22"><text:a xlink:type="simple" xlink:href="http://pgdocptbr.sourceforge.net/pg80/sql-set-transaction.html#AEN55011" office:name="FTN.AEN55011">[3]</text:a> </text:p>
          </table:table-cell>
          <table:table-cell table:style-name="Table23.A1" office:value-type="string">
            <text:p text:style-name="P26">DB2 — O comando SET CURRENT ISOLATION atribui um valor ao registrador especial CURRENT ISOLATION. Este comando não está sob controle da transação. <text:a xlink:type="simple" xlink:href="http://publib.boulder.ibm.com/infocenter/db2luw/v9/topic/com.ibm.db2.udb.admin.doc/doc/r0010944.htm" office:target-frame-name="_top" xlink:show="replace">DB2 Version 9 for Linux, UNIX, and Windows</text:a> (N. do T.)</text:p>
          </table:table-cell>
        </table:table-row>
        <table:table-row>
          <table:table-cell table:style-name="Table23.A1" office:value-type="string">
            <text:p text:style-name="P22"><text:a xlink:type="simple" xlink:href="http://pgdocptbr.sourceforge.net/pg80/sql-set-transaction.html#AEN55017" office:name="FTN.AEN55017">[4]</text:a> </text:p>
          </table:table-cell>
          <table:table-cell table:style-name="Table23.A1" office:value-type="string">
            <text:p text:style-name="P26">DB2 — O comando CHANGE ISOLATION LEVEL muda a maneira do DB2 isolar os dados de outros processos enquanto o banco de dados está sendo acessado. Os níveis de isolamento são: CS (cursor stability); NC (no commit). Não suportado pelo DB2; RR (repeatable read); RS (read stability); UR (uncommitted read). <text:a xlink:type="simple" xlink:href="http://publib.boulder.ibm.com/infocenter/db2luw/v9/topic/com.ibm.db2.udb.admin.doc/doc/r0001946.htm" office:target-frame-name="_top" xlink:show="replace">DB2 Version 9 for Linux, UNIX, and Windows</text:a> (N. do T.)</text:p>
          </table:table-cell>
        </table:table-row>
      </table:table>
      <text:p text:style-name="Text_20_body">Fontes: <text:a xlink:type="simple" xlink:href="http://pgdocptbr.sourceforge.net/pg80/sql-set-transaction.html">http://pgdocptbr.sourceforge.net/pg80/sql-set-transaction.html</text:a> e em: <text:a xlink:type="simple" xlink:href="http://www.postgresql.org/docs/8.3/static/sql-set-transaction.html">http://www.postgresql.org/docs/8.3/static/sql-set-transaction.html</text:a></text:p>
      <text:h text:style-name="Heading_20_2" text:outline-level="2"/>
      <text:h text:style-name="Heading_20_2" text:outline-level="2"/>
      <text:h text:style-name="P31" text:outline-level="2">Transações com o PostgreSQL - Parte I</text:h>
      <text:p text:style-name="Text_20_body">De Juliano Ignácio</text:p>
      <text:p text:style-name="Text_20_body"/>
      <text:section text:style-name="Sect1" text:name="strConteudo">
        <table:table table:name="Table1" table:style-name="Table1">
          <table:table-column table:style-name="Table1.A"/>
          <table:table-column table:style-name="Table1.B"/>
          <table:table-row>
            <table:table-cell office:value-type="string">
              <text:p text:style-name="P23">Este será um artigo dividido em três partes. Trata-se de algo muito importante, um dos principais motivos pelo grande sucesso dos gerenciadores de banco de dados (SGBD/DBMS).<text:line-break/><text:line-break/>O gerenciamento das transações são feitos pelo PostgreSQL, no entanto, existem comandos, instruções e configurações que definem o seu comportamento. É exatamente isto que veremos neste conjunto de artigos.</text:p>
            </table:table-cell>
            <table:table-cell office:value-type="string">
              <text:p text:style-name="P10"><draw:a xlink:type="simple" xlink:href="http://www.postgresql.org/"><draw:frame draw:style-name="fr1" draw:name="graphics1" text:anchor-type="paragraph" svg:width="3.149cm" svg:height="3.175cm" draw:z-index="0"><draw:image xlink:href="http://conteudo.imasters.com.br/1067/banner-right.jpg" xlink:type="simple" xlink:show="embed" xlink:actuate="onLoad"/><svg:desc>PostgreSQL Banner</svg:desc></draw:frame></draw:a></text:p>
            </table:table-cell>
          </table:table-row>
        </table:table>
      </text:section>
      <text:p text:style-name="P4">Você irá ver como o PostgreSQL permite juntar diversas alterações a serem efetuadas na base de dados como uma unidade única de trabalho, ou seja, <text:span text:style-name="T10">quando você tem um conjunto de mudanças que devem ser todas executadas ou, se ocorrer algum problema, não será feito nada</text:span>. </text:p>
      <text:p text:style-name="P4"><text:line-break/><text:span text:style-name="T1">O QUE SÃO AS TRANSAÇÕES</text:span><text:line-break/><text:line-break/>Antes de mais nada precisamos saber como os dados são atualizados no PostgreSQL. Geralmente quando mostramos exemplos de alterações de dados em uma base, usamos uma única declaração para que esta alteração seja feita. Porém, no mundo real, encontramos diversas situações onde precisamos fazer diversas mudanças às quais seriam impossíveis de serem efetuadas em uma única declaração. Você ainda precisa que todas estas alterações obtenham sucesso, ou nenhuma delas deve ser efetuada, caso surja algum problema em qualquer ponto deste grupo de mudanças.<text:line-break/><text:line-break/><text:span text:style-name="T10">Um exemplo clássico é a transferência de dinheiro entre duas contas bancárias</text:span>, podendo ser representadas até mesmo em tabelas distintas, e <text:span text:style-name="T10">precisamos que uma conta seja debitada e a outra, creditada</text:span>. Se debitarmos um valor de uma conta e ocorrer algum problema ao tentarmos creditar este valor, qualquer que seja o motivo, precisamos retornar o valor à primeira conta, ou sendo sendo mais coerente, este valor nunca chegou a ser debitado da primeira conta. Nenhum banco poderia manter-se no negócio caso eventualmente "perdesse" o dinheiro durante uma transação financeira entre duas contas (ou qualquer outra, logicamente). </text:p>
      <text:p text:style-name="P4"><draw:frame draw:style-name="fr2" draw:name="graphics2" text:anchor-type="as-char" svg:width="11.113cm" svg:height="2.54cm" draw:z-index="1"><draw:image xlink:href="http://conteudo.imasters.com.br/1067/coluna1.jpg" xlink:type="simple" xlink:show="embed" xlink:actuate="onLoad"/></draw:frame> </text:p>
      <text:p text:style-name="P4">Em bancos de dados relacionais baseados no ANSI SQL, como o PostgreSQL, isto é possível graças ao recurso de nome <text:span text:style-name="T1">TRANSAÇÃO</text:span>. </text:p>
      <text:p text:style-name="P4"><text:span text:style-name="T2">Uma transação é uma unidade lógica de trabalho que não deve ser subdividida.</text:span> </text:p>
      <text:p text:style-name="P4">Mas o que sabemos sobre unidade lógica de trabalho? Isto é simplesmente um conjunto de mudanças a serem efetuadas na base de dados onde todas devem ter sucesso, ou todas devem falhar. Exatamente como a transferência de dinheiro entre contas bancárias como mencionado acima. No PostgreSQL, estas mudanças são controladas por três instruções:</text:p>
      <table:table table:name="Table2" table:style-name="Table2">
        <table:table-column table:style-name="Table2.A"/>
        <text:soft-page-break/>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11"><draw:frame draw:style-name="fr2" draw:name="graphics3" text:anchor-type="as-char" svg:width="1.058cm" svg:height="1.005cm" draw:z-index="2"><draw:image xlink:href="http://conteudo.imasters.com.br/1067/coluna1.gif" xlink:type="simple" xlink:show="embed" xlink:actuate="onLoad"/></draw:frame></text:p>
                </table:table-cell>
                <table:table-cell table:style-name="Table3.B1" office:value-type="string">
                  <text:p text:style-name="P10"/>
                </table:table-cell>
                <table:table-cell table:style-name="Table3.C1" office:value-type="string">
                  <text:p text:style-name="P12"><text:span text:style-name="T6">BEGIN WORK</text:span><text:line-break/>declara o início de uma transação;</text:p>
                </table:table-cell>
              </table:table-row>
              <table:table-row>
                <table:table-cell table:style-name="Table3.A1" office:value-type="string">
                  <text:p text:style-name="P11"><draw:frame draw:style-name="fr2" draw:name="graphics4" text:anchor-type="as-char" svg:width="0.926cm" svg:height="1.058cm" draw:z-index="3"><draw:image xlink:href="http://conteudo.imasters.com.br/1067/coluna2.gif" xlink:type="simple" xlink:show="embed" xlink:actuate="onLoad"/></draw:frame></text:p>
                </table:table-cell>
                <table:table-cell table:style-name="Table3.B1" office:value-type="string">
                  <text:p text:style-name="P10"/>
                </table:table-cell>
                <table:table-cell table:style-name="Table3.C1" office:value-type="string">
                  <text:p text:style-name="P12"><text:span text:style-name="T6">COMMIT WORK</text:span><text:line-break/>indica que todos os elementos da transação foram executados com sucesso e podem agora serem persistidos e acessados por todas as demais transações concorrentes ou subsequentes;</text:p>
                </table:table-cell>
              </table:table-row>
              <table:table-row>
                <table:table-cell table:style-name="Table3.A1" office:value-type="string">
                  <text:p text:style-name="P11"><draw:frame draw:style-name="fr2" draw:name="graphics5" text:anchor-type="as-char" svg:width="0.926cm" svg:height="1.085cm" draw:z-index="4"><draw:image xlink:href="http://conteudo.imasters.com.br/1067/coluna3.gif" xlink:type="simple" xlink:show="embed" xlink:actuate="onLoad"/></draw:frame></text:p>
                </table:table-cell>
                <table:table-cell table:style-name="Table3.B1" office:value-type="string">
                  <text:p text:style-name="P10"/>
                </table:table-cell>
                <table:table-cell table:style-name="Table3.C1" office:value-type="string">
                  <text:p text:style-name="Table_20_Contents"><text:span text:style-name="T7">ROLLBACK WORK</text:span><text:span text:style-name="T9"><text:line-break/>indica que a transação será abandonada e todas as mudanças feitas nos dados pelas instruções em SQL serão canceladas. O banco de dados se apresentará aos seus usuários como se nenhuma mudança tivesse ocorrido desde a instrução BEGIN WORK;</text:span></text:p>
                </table:table-cell>
              </table:table-row>
            </table:table>
            <text:p text:style-name="P10"/>
          </table:table-cell>
        </table:table-row>
      </table:table>
      <text:p text:style-name="P4"><text:span text:style-name="T4">OBS:</text:span><text:span text:style-name="T3"> Tanto </text:span><text:span text:style-name="T8">COMMIT WORK</text:span><text:span text:style-name="T3"> e </text:span><text:span text:style-name="T8">ROLLBACK WORK</text:span><text:span text:style-name="T3"> podem omitir a palavra </text:span><text:span text:style-name="T8">WORK</text:span><text:span text:style-name="T3">, mas, em </text:span><text:span text:style-name="T8">BEGIN WORK</text:span><text:span text:style-name="T3"> é obrigatório.<text:line-break/></text:span><text:line-break/><text:span text:style-name="T10">A padronização ANSI / ISO SQL não define a instrução BEGIN WORK, define que as transações iniciam-se automaticamente, mas esta é uma extensão muito comum presente</text:span> - e requerida - em muitos bancos de dados relacionais.<text:line-break/><text:line-break/>Um segundo aspecto sobre as transações é que <text:span text:style-name="T10">qualquer transação no banco de dados é isolada de outras transações que estão ocorrendo ao mesmo tempo. De uma forma ideal, cada transação se comportaria como se tivesse acesso exclusivo ao banco de dados</text:span>. Infelizmente, como veremos nos próximos artigos, existem níveis de isolamento que, na prática, para atingir melhores performances algo será comprometido.</text:p>
      <text:p text:style-name="P4"><text:span text:style-name="Strong_20_Emphasis"><text:span text:style-name="T11">ACID</text:span></text:span> : <text:span text:style-name="T1">ÁCIDO, AGRE, AZEDO,... ?!!!</text:span><text:span text:style-name="T5"><text:line-break/><text:line-break/></text:span>Não.. não tem nada haver com culinária...<text:line-break/>ACID é um mnemônico (uma sigla) que descreve as propriedades que uma transação deve possuir. </text:p>
      <table:table table:name="Table4" table:style-name="Table4">
        <table:table-column table:style-name="Table4.A"/>
        <table:table-column table:style-name="Table4.B"/>
        <table:table-row>
          <table:table-cell table:style-name="Table4.A1" office:value-type="string">
            <text:p text:style-name="Table_20_Contents"><text:span text:style-name="T12">Atomic<text:line-break/></text:span><text:span text:style-name="T13">Atômica</text:span></text:p>
          </table:table-cell>
          <table:table-cell table:style-name="Table4.B1" office:value-type="string">
            <text:p text:style-name="P17">Uma transação, mesmo sendo um conjunto de ações, deve ser executada como uma unidade única.Uma transação deve ser executada exatamente uma única vez, sem nenhuma dependência. Em nosso exemplo bancário, a movimentação financeira deve ser atômica. O débito em uma conta e o crédito em outra devem ambos acontecer como sendo uma única ação, mesmo se diversas instruções consecutivas em SQL fossem requeridas.</text:p>
          </table:table-cell>
        </table:table-row>
        <table:table-row>
          <table:table-cell table:style-name="Table4.A2" office:value-type="string">
            <text:p text:style-name="Table_20_Contents"><text:span text:style-name="T12">Consistent<text:line-break/></text:span><text:span text:style-name="T13">Consistente</text:span></text:p>
          </table:table-cell>
          <table:table-cell table:style-name="Table4.B2" office:value-type="string">
            <text:p text:style-name="P17">Ao término de uma transação, o sistema deve ser deixado em um estado consistente, respeitando as integridades de dados e relacional da base sendo manipulada. No exemplo da movimentação bancária, ao final da transação, ambas as contas devem ter sido atualizadas com os montantes corretos.</text:p>
          </table:table-cell>
        </table:table-row>
        <table:table-row>
          <table:table-cell table:style-name="Table4.A2" office:value-type="string">
            <text:p text:style-name="Table_20_Contents"><text:span text:style-name="T12">Isolated<text:line-break/></text:span><text:span text:style-name="T13">Isolada</text:span></text:p>
          </table:table-cell>
          <table:table-cell table:style-name="Table4.B2" office:value-type="string">
            <text:p text:style-name="P17">Isto significa que cada transação, não importando quantas transações estão sendo executadas neste momento no banco de dados, deve parecer ser independente de todas as outras transações. Imagine caixas eletrônicos separados, onde, diferentes pessoas querem executar a mesma operação bancária para a mesma conta. Transações processando duas ações concorrentes devem comportar-se como se cada uma delas estivessem operando com acesso exclusivo à base de dados. Na prática, nós sabemos que as coisas não são tão simples assim. Nós trataremos deste tópico nos próximos artigos.</text:p>
          </table:table-cell>
        </table:table-row>
        <table:table-row>
          <table:table-cell table:style-name="Table4.A4" office:value-type="string">
            <text:p text:style-name="Table_20_Contents"><text:span text:style-name="T12">Durable<text:line-break/></text:span><text:span text:style-name="T13">Durável</text:span></text:p>
          </table:table-cell>
          <table:table-cell table:style-name="Table4.B4" office:value-type="string">
            <text:p text:style-name="P17">Uma vez que a transação seja completada, ela deve permanecer completada. Uma vez que o dinheiro tenha sido transferido com sucesso entre as contas, ele deve permanecer transferido, mesmo que a máquina que está rodando o gerenciador de banco de dados pare por falta de energia elétrica. No PostgreSQL, assim como na maioria dos bancos de dados relacionais, isto é conseguido através de um arquivo que descreve as transações (<text:span text:style-name="T3">transaction logfile</text:span>). A maneira este arquivo funciona é bastante simples. Assim que uma transação é executada, as ações não são somente executadas na base de dados, mas também gravadas neste arquivo. Assim que a transação é completada, uma marca é gravada para dizer que a transação foi finalizada, e os dados gravados no arquivo <text:span text:style-name="T3">logfile</text:span> são forçados a permanecerem armazenados, então isto torna o banco de dados seguro mesmo que ele "caia". A durabilidade da transação acontece sem a intervenção do usuário, ou seja, é uma operação executada pelo próprio banco de dados.</text:p>
          </table:table-cell>
        </table:table-row>
      </table:table>
      <text:p text:style-name="Standard"/>
      <text:p text:style-name="Standard"/>
      <text:p text:style-name="Standard"/>
      <text:h text:style-name="Heading_20_2" text:outline-level="2" text:is-list-header="true">Transações com o PostgreSQL - Parte II</text:h>
      <text:section text:style-name="Sect1" text:name="Section1">
        <text:p text:style-name="P3"><text:bookmark text:name="strConteudo"/></text:p>
        <table:table table:name="Table5" table:style-name="Table5">
          <table:table-column table:style-name="Table5.A"/>
          <table:table-column table:style-name="Table5.B"/>
          <table:table-row>
            <table:table-cell office:value-type="string">
              <text:p text:style-name="P23">Esta é a segunda parte da série de artigos que está dividida em três momentos. </text:p>
              <text:p text:style-name="P23">Vimos no artigo anterior o que são as transações, quais instruções são necessárias, e quais as propriedades <text:soft-page-break/>que uma transação deve possuir. </text:p>
            </table:table-cell>
            <table:table-cell table:style-name="Table5.B1" office:value-type="string">
              <text:p text:style-name="Table_20_Contents"><draw:frame draw:style-name="fr2" draw:name="graphics6" text:anchor-type="as-char" svg:width="3.149cm" svg:height="3.175cm" draw:z-index="11"><draw:image xlink:href="http://conteudo.imasters.com.br/1082/banner-right.jpg" xlink:type="simple" xlink:show="embed" xlink:actuate="onLoad"/></draw:frame></text:p>
            </table:table-cell>
          </table:table-row>
        </table:table>
        <text:p text:style-name="Text_20_body"><text:span text:style-name="Strong_20_Emphasis">TRANSAÇÕES DE UM ÚNICO USUÁRIO</text:span></text:p>
        <text:p text:style-name="Text_20_body">Antes de nós olharmos aspectos mais complexos das transações e como se comportam dentro da concorrência dos usuários do banco de dados, nós precisamos saber primeiro como se comporta com um único usuário.</text:p>
        <text:p text:style-name="Text_20_body">Mesmo dessa maneira simplista de trabalhar, há vantagens reais em usar o controle de transações. O maior benefício do controle da transação é que permite que sejam executadas diversas instruções SQL, e então, ao final do processo, permitir que você possa desfazer o trabalho que já fez, caso queira isto. Usando uma transação, a aplicação não necessita se preocupar em armazenar quais alterações foram sendo feitas ao banco de dados para desfazê-las então, se necessário. Você simplesmente pede ao sistema gerenciador de banco de dados para desfazer todo o processo de uma só vez.</text:p>
        <text:p text:style-name="Text_20_body">A seqüência se apresenta da seguinte maneira: </text:p>
        <text:p text:style-name="Text_20_body"><draw:frame draw:style-name="fr2" draw:name="graphics7" text:anchor-type="as-char" svg:width="9.472cm" svg:height="6.959cm" draw:z-index="5"><draw:image xlink:href="http://conteudo.imasters.com.br/1082/coluna4.gif" xlink:type="simple" xlink:show="embed" xlink:actuate="onLoad"/></draw:frame></text:p>
        <text:p text:style-name="Text_20_body">Se você decidir que todas as alterações no banco de dados são válidas até o passo 5, e mesmo assim, você deseja aplicá-las ao banco de dados para então se tornarem permanentes, então, a única coisa que você tem que fazer é substituir a instrução<text:span text:style-name="T14"> ROLLBACK WORK</text:span> pela instrução <text:span text:style-name="T14">COMMIT WORK:</text:span></text:p>
        <text:p text:style-name="Text_20_body"><draw:frame draw:style-name="fr2" draw:name="graphics8" text:anchor-type="as-char" svg:width="9.472cm" svg:height="6.959cm" draw:z-index="6"><draw:image xlink:href="http://conteudo.imasters.com.br/1082/coluna5.gif" xlink:type="simple" xlink:show="embed" xlink:actuate="onLoad"/></draw:frame></text:p>
        <text:p text:style-name="Text_20_body">Após o passo 5, as mudanças ocorridas no banco de dados são COMETIDAS (escritas, confirmadas), e podem ser consideradas permanentes, dessa maneira não serão perdidas caso haja falta de energia elétrica, problemas no disco ou erros na aplicação.</text:p>
        <text:p text:style-name="Text_20_body"><text:soft-page-break/><text:span text:style-name="Strong_20_Emphasis">REPETINDO</text:span><text:line-break/><text:span text:style-name="T15">Uma transação é uma unidade lógica de trabalho que não deve ser subdividida.</text:span></text:p>
        <text:p text:style-name="Text_20_body">Abaixo está um exemplo bem simples, onde é alterado uma única linha em uma tabela de cadastro chamada<text:span text:style-name="T14"> tbl_usuario</text:span>, trocando o conteúdo da coluna nome de '<text:span text:style-name="T14">Juliano</text:span>' por <text:span text:style-name="T14">'Mauricio</text:span>', e então usando a instrução<text:span text:style-name="T14"> ROLLBACK WORK</text:span> para cancelar a alteração:</text:p>
        <text:p text:style-name="Text_20_body"><draw:frame draw:style-name="fr2" draw:name="graphics9" text:anchor-type="as-char" svg:width="11.113cm" svg:height="8.731cm" draw:z-index="7"><draw:image xlink:href="http://conteudo.imasters.com.br/1082/untitled-1.gif" xlink:type="simple" xlink:show="embed" xlink:actuate="onLoad"/></draw:frame></text:p>
        <text:p text:style-name="Text_20_body"><draw:frame draw:style-name="fr2" draw:name="graphics10" text:anchor-type="as-char" svg:width="11.113cm" svg:height="8.731cm" draw:z-index="8"><draw:image xlink:href="http://conteudo.imasters.com.br/1082/untitled-2.gif" xlink:type="simple" xlink:show="embed" xlink:actuate="onLoad"/></draw:frame></text:p>
        <text:p text:style-name="Text_20_body">LEMBRE-SE: Tanto <text:span text:style-name="T14">COMMIT WORK</text:span> e <text:span text:style-name="T14">ROLLBACK WORK</text:span> podem omitir a palavra <text:span text:style-name="T14">WORK</text:span>, mas, em <text:span text:style-name="T14">BEGIN WORK</text:span> é obrigatório.</text:p>
        <text:p text:style-name="Text_20_body"><text:span text:style-name="T11">LIMITAÇÕES</text:span><text:span text:style-name="T16"> ...mas não por muito tempo.</text:span></text:p>
        <text:p text:style-name="Text_20_body">Há alguns pontos a serem considerados quando estamos falando de transações:</text:p>
        <text:p text:style-name="Text_20_body">Primeiramente, o PostgreSQL ainda não trabalha com transações aninhadas, este é um recurso muito esperado que está sendo inserido na versão 7.4 (que já está em fase de beta testes). Hoje no PostgreSQL, se você tentar executar uma instrução<text:span text:style-name="T14"> BEGIN WORK </text:span>enquanto ainda se encontra em uma transação, o PostgreSQL irá ignorar este último comando e emitirá a seguinte mensagem: </text:p>
        <text:p text:style-name="Text_20_body"><text:soft-page-break/><text:span text:style-name="Strong_20_Emphasis">WARNING: BEGIN: already a transaction in progress</text:span></text:p>
        <text:p text:style-name="Text_20_body">Assim que o PostgreSQL puder trabalhar com transações aninhadas, o conceito de SAVE POINTS estará disponível e será possível marcar mais de um ponto dentro de uma transação principal e, retornar (<text:span text:style-name="T14">ROLLBACK WORK</text:span>) até um determinado ponto (SAVE POINT) ao invés de retornar toda a transação.</text:p>
        <text:p text:style-name="Text_20_body">Justamente por não trabalhar com transações aninhadas, é de boa prática manter as transações no menor tamanho possível (e viável). Tanto o PostgreSQL quanto qualquer outro banco de dados relacional, tem que executar muito trabalho para assegurar que transações de diferentes usuários devem ser executadas separadamente. Uma conseqüência disto é que partes do banco de dados envolvidas numa transação, freqüentemente precisam se tornar parcialmente inacessível (trancadas), para garantir que as transações sejam mantidas separadas.</text:p>
        <text:p text:style-name="Text_20_body">Embora o PostgreSQL tranque o banco de dados automaticamente nestas ocasiões, uma transação de longa duração geralmente impossibilita que outros usuários acessem os dados envolvidos nesta transação, até que a mesma seja completada ou cancelada. Imagine que uma aplicação iniciou uma transação assim que a pessoa chegou cedo ao escritório, sentou para trabalhar, e deixou uma transação rodando o dia inteiro enquanto executava diversas alterações no banco de dados. Supondo que esta pessoa "COMITOU" a transação somente no final do expediente, a performance do banco de dados, e a capacidade de outros usuários acessarem os dados desta enorme transação foram severamente impactados.</text:p>
        <text:p text:style-name="Text_20_body"><text:span text:style-name="T1">PODE PARECER ÓBVIO</text:span>: ...mas não deixe uma transação aberta (iniciada) e saia pra tomar um café, ou mesmo falar com alguém, isto pode comprometer seriamente o andamento dos trabalhos na empresa que necessitem do banco de dados para executá-los.</text:p>
        <text:p text:style-name="Text_20_body">Uma instrução<text:span text:style-name="T14"> COMMIT WORK</text:span> geralmente é executada muito rápido, uma vez que - geralmente - tem muito pouco trabalho a ser executado. Retornar transações no entanto, normalmente envolve muito mais trabalho para o banco de dados executar, pois, além dos trabalhos já executados até então dentro da transação, deve desfazer os mesmos. Ou seja, se você inicia uma transação que demora 3 minutos para ser executada e, ao final você decide executar um <text:span text:style-name="T14">ROLLBACK WORK</text:span> para retornar à situação inicial, então, não espere que seja executado instantaneamente. Isto poderá demorar facilmente mais do que 3 minutos para restaurar todas as alterações já executadas pela transação.</text:p>
      </text:section>
      <text:p text:style-name="Standard"/>
      <text:p text:style-name="Standard"/>
      <text:h text:style-name="Heading_20_2" text:outline-level="2" text:is-list-header="true">Transações com o PostgreSQL - Parte III</text:h>
      <text:section text:style-name="Sect1" text:name="Section2">
        <text:p text:style-name="P3"><text:bookmark text:name="strConteudo1"/></text:p>
        <table:table table:name="Table6" table:style-name="Table6">
          <table:table-column table:style-name="Table6.A"/>
          <table:table-column table:style-name="Table6.B"/>
          <table:table-row>
            <table:table-cell office:value-type="string">
              <text:p text:style-name="P23">Esta é a terceira, porém, ainda não, a última parte deste artigo originalmente dividido em três partes. Haverá uma quarta parte, pois, após os vários e-mail que recebi com relação à este artigo, decidi refiná-lo um pouco mais, o que fez com que eu acrescentasse uma parte a mais. </text:p>
              <text:p text:style-name="P23">Nos artigos anteriores, vimos como as transações precisam trabalhar em ambientes com múltiplos usuários de forma concorrente e como cada transação deve ser isolada uma das outras, nos importando então somente, verificar como se comporta uma única transação. Agora, iremos <text:soft-page-break/>retornar às regras <text:span text:style-name="T14">ACID</text:span> e olhar mais de perto o que significa o<text:span text:style-name="T14"> I</text:span> de <text:span text:style-name="T14">ACID</text:span>, Isolated (Isolado).</text:p>
            </table:table-cell>
            <table:table-cell office:value-type="string">
              <text:p text:style-name="P10"><draw:a xlink:type="simple" xlink:href="http://www.postgresql.org/"><draw:frame draw:style-name="fr1" draw:name="graphics11" text:anchor-type="paragraph" svg:width="3.149cm" svg:height="3.175cm" draw:z-index="9"><draw:image xlink:href="http://conteudo.imasters.com.br/1097/banner-right.jpg" xlink:type="simple" xlink:show="embed" xlink:actuate="onLoad"/><svg:desc>PostgreSQL Banner</svg:desc></draw:frame></draw:a></text:p>
            </table:table-cell>
          </table:table-row>
        </table:table>
        <text:p text:style-name="P5">NÍVEIS DE ISOLAMENTO ANSI</text:p>
        <text:p text:style-name="Text_20_body">Como já foi mencionado, um dos aspectos mais dificultosos dos bancos de dados relacionais é o isolamento entre diferentes usuários em relação às atualizações feitas na base. Claro que atingir o isolamento não é difícil. Simplesmente, permita somente uma única conexão para o banco de dados, com somente uma transação sendo processada por vez. Isto garantirá à você um isolamento completo entre as diferentes transações. A dificuldade aparece quando procuramos atingir um isolamento mais prático sem prejudicar significantemente a performance, prevenindo o acesso multi-usuário ao banco de dados.</text:p>
        <text:p text:style-name="Text_20_body">O verdadeiro isolamento é extremamente difícil de ser atingido sem uma alta degradação de performance como conseqüência, o padrão ANSI / ISO SQL define diferentes níveis de isolamento que os bancos de dados podem implementar. Freqüentemente, um banco de dados relacional irá implementar pelo menos um destes níveis como default (padrão) e, normalmente, permitem aos usuários especificar pelo menos um outro nível de isolamento para ser utilizado.</text:p>
        <text:p text:style-name="Text_20_body">Antes que possamos entender os padrões de níveis de isolamento, nós precisamos nos familiarizar com algumas outras terminologias. Embora o comportamento padrão do PostgreSQL se mostre suficiente na maioria dos casos, há circunstâncias onde seja útil entendê-lo em detalhes.</text:p>
        <text:p text:style-name="P5">FENÔMENOS INDESEJÁVEIS</text:p>
        <text:p text:style-name="Text_20_body">O padrão ANSI / ISO SQLdefine os níveis de isolamento em termos de fenômenos indesejáveis que podem acontecer em bancos de dados multi-usuários quando interagem com as transações.</text:p>
        <text:p text:style-name="P8">Dirty Read (leitura suja)</text:p>
        <text:p text:style-name="Text_20_body">O <text:span text:style-name="T3">Dirty Read</text:span> ocorre quando algumas instruções em SQL em uma transação lêem dados que foram alterados por uma outra transação, porém, a transação que alterou os dados ainda não completou (<text:span text:style-name="T14">COMMIT</text:span>) seu bloco de instruções.</text:p>
        <text:p text:style-name="Text_20_body">Como já mostrado antes (de maneira insistente), uma transação é um bloco ou unidade lógica de trabalho que deve ser atômica. Mesmo que todos os elementos de uma transação ocorram ou nenhuma delas ocorra. Até que uma transação tenha sido completada (<text:span text:style-name="T14">COMMITed</text:span>), sempre haverá a possibilidade de que ela falhe, ou seja abandonada através de uma instrução <text:span text:style-name="T14">ROLLBACK WORK</text:span>. Por isso, nenhum outro usuário do banco de dados deveria ver estas mudanças antes da transação ser completada.</text:p>
        <text:p text:style-name="Text_20_body">Para ilustrar isso, considerando que diferentes transações podem ser vistas através da coluna <text:span text:style-name="T14">nome</text:span> da tabela <text:span text:style-name="T14">tbl_usuario</text:span> que possui o valor 1 na coluna <text:span text:style-name="T14">usuid</text:span>. Assumindo que o <text:span text:style-name="T3">Dirt Read</text:span> está permitido, o que o PostgreSQL nunca permitirá, então só veremos o comportamento da transação como um exemplo teórico: </text:p>
        <table:table table:name="Table7" table:style-name="Table7">
          <table:table-column table:style-name="Table7.A"/>
          <table:table-row>
            <table:table-cell table:style-name="Table7.A1" office:value-type="string">
              <table:table table:name="Table8" table:style-name="Table8">
                <table:table-column table:style-name="Table8.A"/>
                <table:table-column table:style-name="Table8.B" table:number-columns-repeated="3"/>
                <table:table-row>
                  <table:table-cell table:style-name="Table8.A1" table:number-columns-spanned="4" office:value-type="string">
                    <text:p text:style-name="P13">UM EXEMPLO DE <text:span text:style-name="T3">DIRT READ</text:span></text:p>
                  </table:table-cell>
                  <table:covered-table-cell/>
                  <table:covered-table-cell/>
                  <table:covered-table-cell/>
                </table:table-row>
                <table:table-row>
                  <table:table-cell table:style-name="Table8.A2" office:value-type="string">
                    <text:p text:style-name="P19">Transação 1</text:p>
                  </table:table-cell>
                  <table:table-cell table:style-name="Table8.A2" office:value-type="string">
                    <text:p text:style-name="P19">Dados vistos pela Transação 1</text:p>
                  </table:table-cell>
                  <table:table-cell table:style-name="Table8.A2" office:value-type="string">
                    <text:p text:style-name="P19">O que o <text:span text:style-name="T3">Dirt Read</text:span> em outra transação veria</text:p>
                  </table:table-cell>
                  <table:table-cell table:style-name="Table8.A2" office:value-type="string">
                    <text:p text:style-name="P19">O que outras transações veriam se o <text:span text:style-name="T3">Dirt Read</text:span> não ocorresse</text:p>
                  </table:table-cell>
                </table:table-row>
                <table:table-row>
                  <table:table-cell table:style-name="Table8.A3" office:value-type="string">
                    <text:p text:style-name="P18">postgres=# BEGIN WORK;<text:line-break/>BEGIN</text:p>
                  </table:table-cell>
                  <table:table-cell table:style-name="Table8.B3" office:value-type="string">
                    <text:p text:style-name="P20">Juliano </text:p>
                  </table:table-cell>
                  <table:table-cell table:style-name="Table8.B3" office:value-type="string">
                    <text:p text:style-name="P20">Juliano </text:p>
                  </table:table-cell>
                  <table:table-cell table:style-name="Table8.B3" office:value-type="string">
                    <text:p text:style-name="P20">Juliano </text:p>
                  </table:table-cell>
                </table:table-row>
                <table:table-row>
                  <table:table-cell table:style-name="Table8.A3" office:value-type="string">
                    <text:p text:style-name="P18">postgres=# UPDATE tbl_usuario SET nome='Marcio' WHERE usuid=1;<text:line-break/>UPDATE 1</text:p>
                  </table:table-cell>
                  <table:table-cell table:style-name="Table8.B3" office:value-type="string">
                    <text:p text:style-name="P20">Marcio</text:p>
                  </table:table-cell>
                  <table:table-cell table:style-name="Table8.B3" office:value-type="string">
                    <text:p text:style-name="P20">Marcio</text:p>
                  </table:table-cell>
                  <table:table-cell table:style-name="Table8.B3" office:value-type="string">
                    <text:p text:style-name="P20">Juliano </text:p>
                  </table:table-cell>
                </table:table-row>
                <table:table-row>
                  <table:table-cell table:style-name="Table8.A3" office:value-type="string">
                    <text:p text:style-name="P18">postgres=# COMMIT WORK;<text:line-break/>COMMIT</text:p>
                  </table:table-cell>
                  <table:table-cell table:style-name="Table8.B3" office:value-type="string">
                    <text:p text:style-name="P20">Marcio</text:p>
                  </table:table-cell>
                  <table:table-cell table:style-name="Table8.B3" office:value-type="string">
                    <text:p text:style-name="P20">Marcio</text:p>
                  </table:table-cell>
                  <table:table-cell table:style-name="Table8.B3" office:value-type="string">
                    <text:p text:style-name="P20">Marcio</text:p>
                  </table:table-cell>
                </table:table-row>
                <table:table-row>
                  <table:table-cell table:style-name="Table8.A3" office:value-type="string">
                    <text:p text:style-name="P18">postgres=# BEGIN WORK;<text:line-break/><text:soft-page-break/>BEGIN</text:p>
                  </table:table-cell>
                  <table:table-cell table:style-name="Table8.B3" office:value-type="string">
                    <text:p text:style-name="P20">Marcio</text:p>
                  </table:table-cell>
                  <table:table-cell table:style-name="Table8.B3" office:value-type="string">
                    <text:p text:style-name="P20">Marcio</text:p>
                  </table:table-cell>
                  <table:table-cell table:style-name="Table8.B3" office:value-type="string">
                    <text:p text:style-name="P20">Marcio</text:p>
                  </table:table-cell>
                </table:table-row>
                <table:table-row>
                  <table:table-cell table:style-name="Table8.A3" office:value-type="string">
                    <text:p text:style-name="P18">postgres=# UPDATE tbl_usuario SET nome='Andrea' WHERE usuid=1;<text:line-break/>UPDATE 1</text:p>
                  </table:table-cell>
                  <table:table-cell table:style-name="Table8.B3" office:value-type="string">
                    <text:p text:style-name="P20">Andrea </text:p>
                  </table:table-cell>
                  <table:table-cell table:style-name="Table8.B3" office:value-type="string">
                    <text:p text:style-name="P20">Andrea </text:p>
                  </table:table-cell>
                  <table:table-cell table:style-name="Table8.B3" office:value-type="string">
                    <text:p text:style-name="P20">Marcio</text:p>
                  </table:table-cell>
                </table:table-row>
                <table:table-row>
                  <table:table-cell table:style-name="Table8.A3" office:value-type="string">
                    <text:p text:style-name="P18">postgres=# ROLLBACK WORK;<text:line-break/>ROLLBACK</text:p>
                  </table:table-cell>
                  <table:table-cell table:style-name="Table8.B3" office:value-type="string">
                    <text:p text:style-name="P20">Marcio</text:p>
                  </table:table-cell>
                  <table:table-cell table:style-name="Table8.B3" office:value-type="string">
                    <text:p text:style-name="P20">Marcio</text:p>
                  </table:table-cell>
                  <table:table-cell table:style-name="Table8.B3" office:value-type="string">
                    <text:p text:style-name="P20">Marcio</text:p>
                  </table:table-cell>
                </table:table-row>
              </table:table>
              <text:p text:style-name="P10"/>
            </table:table-cell>
          </table:table-row>
        </table:table>
        <text:p text:style-name="Text_20_body">Note que uma leitura suja (<text:span text:style-name="T3">Dirt Read</text:span>) permite que outras transações possam ver os dados que ainda não foram completados (<text:span text:style-name="T14">COMMITed</text:span>). Isto significa que eles podem ver mudanças que podem ser descartadas em seguida, por causa de uma instrução <text:span text:style-name="T14">ROLLBACK WORK</text:span> por exemplo.</text:p>
        <text:p text:style-name="P6">O PostgreSQL NÃO permite dirty read.</text:p>
        <text:p text:style-name="P6">Unrepeatable Reads (leituras não podem ser repetidas)</text:p>
        <text:p text:style-name="Text_20_body">Um U<text:span text:style-name="T3">nrepeatable Read</text:span> (leitura que não pode ser repetida) ocorre quando uma transação lê um conjunto de dados, depois mais tarde, re-lê os dados, e descobre que os mesmo mudaram. Isto é muito menos sério do que o <text:span text:style-name="T3">Dirt Read</text:span>. Vamos ver como isso se parece: </text:p>
        <table:table table:name="Table9" table:style-name="Table9">
          <table:table-column table:style-name="Table9.A"/>
          <table:table-row>
            <table:table-cell table:style-name="Table9.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13">UM EXEMPLO DE <text:span text:style-name="T3">UNREPEATABLE READ</text:span></text:p>
                  </table:table-cell>
                  <table:covered-table-cell/>
                  <table:covered-table-cell/>
                  <table:covered-table-cell/>
                </table:table-row>
                <table:table-row>
                  <table:table-cell table:style-name="Table10.A2" office:value-type="string">
                    <text:p text:style-name="P19">Transação 1</text:p>
                  </table:table-cell>
                  <table:table-cell table:style-name="Table10.A2" office:value-type="string">
                    <text:p text:style-name="P19">Dados vistos pela Transação 1</text:p>
                  </table:table-cell>
                  <table:table-cell table:style-name="Table10.A2" office:value-type="string">
                    <text:p text:style-name="P19">O que o <text:span text:style-name="T3">Unrepeatable Read</text:span> em outra transação veria</text:p>
                  </table:table-cell>
                  <table:table-cell table:style-name="Table10.A2" office:value-type="string">
                    <text:p text:style-name="P19">O que outras transações veriam se o <text:span text:style-name="T3">Unrepeatable Read</text:span> não ocorresse</text:p>
                  </table:table-cell>
                </table:table-row>
                <table:table-row>
                  <table:table-cell table:style-name="Table10.A3" office:value-type="string">
                    <text:p text:style-name="P18">postgres=# BEGIN WORK;<text:line-break/>BEGIN</text:p>
                  </table:table-cell>
                  <table:table-cell table:style-name="Table10.B3" office:value-type="string">
                    <text:p text:style-name="P20">Marcio</text:p>
                  </table:table-cell>
                  <table:table-cell table:style-name="Table10.B3" office:value-type="string">
                    <text:p text:style-name="P20">Marcio</text:p>
                  </table:table-cell>
                  <table:table-cell table:style-name="Table10.B3" office:value-type="string">
                    <text:p text:style-name="P20">Marcio</text:p>
                  </table:table-cell>
                </table:table-row>
                <table:table-row>
                  <table:table-cell table:style-name="Table10.A3" office:value-type="string">
                    <text:p text:style-name="P18">postgres=# UPDATE tbl_usuario SET nome='Mauricio' WHERE usuid=1;<text:line-break/>UPDATE 1</text:p>
                  </table:table-cell>
                  <table:table-cell table:style-name="Table10.B3" office:value-type="string">
                    <text:p text:style-name="P20">Mauricio </text:p>
                  </table:table-cell>
                  <table:table-cell table:style-name="Table10.B3" office:value-type="string">
                    <text:p text:style-name="P20">Marcio</text:p>
                  </table:table-cell>
                  <table:table-cell table:style-name="Table10.B3" office:value-type="string">
                    <text:p text:style-name="P20">Marcio</text:p>
                  </table:table-cell>
                </table:table-row>
                <table:table-row>
                  <table:table-cell table:style-name="Table10.A3" office:value-type="string">
                    <text:p text:style-name="P18">postgres=# COMMIT WORK;<text:line-break/>COMMIT</text:p>
                  </table:table-cell>
                  <table:table-cell table:style-name="Table10.B3" office:value-type="string">
                    <text:p text:style-name="P20">Mauricio </text:p>
                  </table:table-cell>
                  <table:table-cell table:style-name="Table10.B3" office:value-type="string">
                    <text:p text:style-name="P20">Mauricio </text:p>
                  </table:table-cell>
                  <table:table-cell table:style-name="Table10.B3" office:value-type="string">
                    <text:p text:style-name="P20">Marcio</text:p>
                  </table:table-cell>
                </table:table-row>
                <table:table-row>
                  <table:table-cell table:style-name="Table10.A3" office:value-type="string">
                    <text:p text:style-name="P18">postgres=# SELECT nome FROM tbl_usuario WHERE usuid=1;<text:line-break/>(1 row)</text:p>
                  </table:table-cell>
                  <table:table-cell table:style-name="Table10.B3" office:value-type="string">
                    <text:p text:style-name="P20">Mauricio </text:p>
                  </table:table-cell>
                  <table:table-cell table:style-name="Table10.B3" office:value-type="string">
                    <text:p text:style-name="P20">Mauricio </text:p>
                  </table:table-cell>
                  <table:table-cell table:style-name="Table10.B3" office:value-type="string">
                    <text:p text:style-name="P20">Mauricio </text:p>
                  </table:table-cell>
                </table:table-row>
              </table:table>
              <text:p text:style-name="P10"/>
            </table:table-cell>
          </table:table-row>
        </table:table>
        <text:p text:style-name="Text_20_body">Note que o <text:span text:style-name="T3">Unrepeatable Read</text:span> significa que a transação pode ver as mudanças completadas (<text:span text:style-name="T14">COMMITadas</text:span>) por outras transações, mesmo que embora uma transação de leitura não tenha sido completada. Se as leituras que não podem ser repetidas farem prevenidas, então outras transações não poderão ver as alterações no banco de dados até que eles próprios sejam completados (<text:span text:style-name="T14">COMMIT</text:span>).</text:p>
        <text:p text:style-name="Text_20_body">Por padrão, o PostgreSQL não permite <text:span text:style-name="T3">Unrepeatable Reads</text:span>, embora, como veremos adiante, nós poderemos alterar este comportamento padrão.</text:p>
        <text:p text:style-name="P6">O PostgreSQL NÃO permite unrepeatable reads.</text:p>
        <text:p text:style-name="P6">Phantom Reads (leituras fantasmas)</text:p>
        <text:p text:style-name="Text_20_body">Este problema ocorre quando uma nova tupla (registro) aparece na tabela, enquanto uma transação diferente está atualizando a tabela, e a nova tupla deveria ter sido atualizada, mas não foi.</text:p>
        <text:p text:style-name="Text_20_body">Suponha que temos duas transações atualizando a tabela tbl_usuario. A primeira está adicionando uma vírgula ao fim do nome, e a segunda adicionando um novo nome: </text:p>
        <table:table table:name="Table11" table:style-name="Table11">
          <table:table-column table:style-name="Table11.A"/>
          <table:table-row>
            <table:table-cell table:style-name="Table11.A1" office:value-type="string">
              <table:table table:name="Table12" table:style-name="Table12">
                <table:table-column table:style-name="Table12.A" table:number-columns-repeated="2"/>
                <table:table-row>
                  <table:table-cell table:style-name="Table12.A1" table:number-columns-spanned="2" office:value-type="string">
                    <text:p text:style-name="P13">UM EXEMPLO DE <text:span text:style-name="T3">PHANTOM READ</text:span></text:p>
                  </table:table-cell>
                  <table:covered-table-cell/>
                </table:table-row>
                <table:table-row>
                  <table:table-cell table:style-name="Table12.A2" office:value-type="string">
                    <text:p text:style-name="P19">Transação 1</text:p>
                  </table:table-cell>
                  <table:table-cell table:style-name="Table12.A2" office:value-type="string">
                    <text:p text:style-name="P19">Transação 2</text:p>
                  </table:table-cell>
                </table:table-row>
                <table:table-row>
                  <table:table-cell table:style-name="Table12.A3" office:value-type="string">
                    <text:p text:style-name="P18">postgres=# BEGIN WORK;<text:line-break/>BEGIN</text:p>
                  </table:table-cell>
                  <table:table-cell table:style-name="Table12.A3" office:value-type="string">
                    <text:p text:style-name="P18">postgres=# BEGIN WORK;<text:line-break/>BEGIN</text:p>
                  </table:table-cell>
                </table:table-row>
                <table:table-row>
                  <table:table-cell table:style-name="Table12.A3" office:value-type="string">
                    <text:p text:style-name="P18">postgres=# UPDATE tbl_usuario SET nome = nome || ',';<text:line-break/>UPDATE 1</text:p>
                  </table:table-cell>
                  <table:table-cell table:style-name="Table12.A3" office:value-type="string">
                    <text:p text:style-name="P10"/>
                  </table:table-cell>
                </table:table-row>
                <table:table-row>
                  <table:table-cell table:style-name="Table12.A3" office:value-type="string">
                    <text:p text:style-name="P10"/>
                  </table:table-cell>
                  <table:table-cell table:style-name="Table12.A3" office:value-type="string">
                    <text:p text:style-name="P18">postgres=# INSERT INTO tbl_usuario (nome) VALUES ('Adriana');<text:line-break/><text:soft-page-break/>COMMIT</text:p>
                  </table:table-cell>
                </table:table-row>
                <table:table-row>
                  <table:table-cell table:style-name="Table12.A3" office:value-type="string">
                    <text:p text:style-name="P18">postgres=# COMMIT WORK;<text:line-break/>COMMIT</text:p>
                  </table:table-cell>
                  <table:table-cell table:style-name="Table12.A3" office:value-type="string">
                    <text:p text:style-name="P10"/>
                  </table:table-cell>
                </table:table-row>
                <table:table-row>
                  <table:table-cell table:style-name="Table12.A3" office:value-type="string">
                    <text:p text:style-name="P10"/>
                  </table:table-cell>
                  <table:table-cell table:style-name="Table12.A3" office:value-type="string">
                    <text:p text:style-name="P18">postgres=# COMMIT WORK;<text:line-break/>COMMIT</text:p>
                  </table:table-cell>
                </table:table-row>
              </table:table>
              <text:p text:style-name="P10"/>
            </table:table-cell>
          </table:table-row>
        </table:table>
        <text:p text:style-name="Text_20_body">O que a coluna nome de <text:span text:style-name="T14">tbl_usuario</text:span> deveria conter? O <text:span text:style-name="T14">INSERT</text:span> começou antes da atualização ser confirmada, então, esperamos que seja razoável que o nome inserido esteja com a vírgula adicionada. Se um <text:span text:style-name="T3">Phantom Read</text:span> (leitura fantasma) ocorre, então a nova tupla que aparece depois da Transação 1 determina quais tuplas serão atualizadas, e a vírgula do novo item não é concatenada.</text:p>
        <text:p text:style-name="Text_20_body">Leituras fantasmas são muito raras, e quase impossíveis de demonstrar, no entanto, geralmente você não precisa se preocupar com isto, embora por padrão o PostgreSQL permitirá algum tipo de <text:span text:style-name="T3">Phantom Reads.</text:span></text:p>
        <text:p text:style-name="P6">Lost Updates (atualizações perdidas)</text:p>
        <text:p text:style-name="Text_20_body">Atualizações perdidas é um pouco diferente dos três casos anteriores, que são geralmente problemas de nível de aplicação, não estando relacionado com a maneira como o banco de dados trabalha. Um <text:span text:style-name="T3">Lost Update</text:span> por outro lado, ocorre quando duas mudanças diferentes são escritas no banco de dados, e a segunda mudança causa a perda da primeira.</text:p>
        <text:p text:style-name="Text_20_body">Suponha dois usuários que estão utilizando uma aplicação baseada em console, que está atualizando o cadastro de usuários: </text:p>
        <table:table table:name="Table13" table:style-name="Table13">
          <table:table-column table:style-name="Table13.A"/>
          <table:table-row>
            <table:table-cell table:style-name="Table13.A1" office:value-type="string">
              <table:table table:name="Table14" table:style-name="Table14">
                <table:table-column table:style-name="Table14.A"/>
                <table:table-column table:style-name="Table14.B"/>
                <table:table-column table:style-name="Table14.C"/>
                <table:table-column table:style-name="Table14.B"/>
                <table:table-row>
                  <table:table-cell table:style-name="Table14.A1" table:number-columns-spanned="4" office:value-type="string">
                    <text:p text:style-name="P13">UM EXEMPLO DE <text:span text:style-name="T3">LOST UPDATES</text:span></text:p>
                  </table:table-cell>
                  <table:covered-table-cell/>
                  <table:covered-table-cell/>
                  <table:covered-table-cell/>
                </table:table-row>
                <table:table-row>
                  <table:table-cell table:style-name="Table14.A2" office:value-type="string">
                    <text:p text:style-name="P19">Usuário 1</text:p>
                  </table:table-cell>
                  <table:table-cell table:style-name="Table14.A2" office:value-type="string">
                    <text:p text:style-name="P19">Dados vistos pelo Usuário 2</text:p>
                  </table:table-cell>
                  <table:table-cell table:style-name="Table14.A2" office:value-type="string">
                    <text:p text:style-name="P19">Usuário 1</text:p>
                  </table:table-cell>
                  <table:table-cell table:style-name="Table14.A2" office:value-type="string">
                    <text:p text:style-name="P19">Dados vistos pelo Usuário 2</text:p>
                  </table:table-cell>
                </table:table-row>
                <table:table-row>
                  <table:table-cell table:style-name="Table14.A3" office:value-type="string">
                    <text:p text:style-name="P18">Tentando alterar o nome 'Marcio' para 'Maurice'</text:p>
                  </table:table-cell>
                  <table:table-cell table:style-name="Table14.A3" office:value-type="string">
                    <text:p text:style-name="P10"/>
                  </table:table-cell>
                  <table:table-cell table:style-name="Table14.A3" office:value-type="string">
                    <text:p text:style-name="P24">Tentando alterar o sobrenome 'Costa' para 'Fischer'</text:p>
                  </table:table-cell>
                  <table:table-cell table:style-name="Table14.A3" office:value-type="string">
                    <text:p text:style-name="P10"/>
                  </table:table-cell>
                </table:table-row>
                <table:table-row>
                  <table:table-cell table:style-name="Table14.A3" office:value-type="string">
                    <text:p text:style-name="P18">postgres=# BEGIN WORK;<text:line-break/>BEGIN</text:p>
                  </table:table-cell>
                  <table:table-cell table:style-name="Table14.A3" office:value-type="string">
                    <text:p text:style-name="P10"/>
                  </table:table-cell>
                  <table:table-cell table:style-name="Table14.A3" office:value-type="string">
                    <text:p text:style-name="P21">postgres=# BEGIN WORK;<text:line-break/>BEGIN</text:p>
                  </table:table-cell>
                  <table:table-cell table:style-name="Table14.A3" office:value-type="string">
                    <text:p text:style-name="P10"/>
                  </table:table-cell>
                </table:table-row>
                <table:table-row>
                  <table:table-cell table:style-name="Table14.A3" office:value-type="string">
                    <text:p text:style-name="P18">postgres=# SELECT nome, sobrenome FROM tbl_usuario WHERE usuid=1;</text:p>
                  </table:table-cell>
                  <table:table-cell table:style-name="Table14.A3" office:value-type="string">
                    <text:p text:style-name="P21">Marcio, Costa</text:p>
                  </table:table-cell>
                  <table:table-cell table:style-name="Table14.A3" office:value-type="string">
                    <text:p text:style-name="P21">postgres=# SELECT sobrenome, nome FROM tbl_usuario WHERE usuid=1; </text:p>
                  </table:table-cell>
                  <table:table-cell table:style-name="Table14.A3" office:value-type="string">
                    <text:p text:style-name="P21">Costa, Marcio</text:p>
                  </table:table-cell>
                </table:table-row>
                <table:table-row>
                  <table:table-cell table:style-name="Table14.A3" office:value-type="string">
                    <text:p text:style-name="P18">postgres=# UPDATE tbl_usuario SET nome='Maurice', sobrenome = 'Costa' WHERE usuid=1;<text:line-break/>UPDATE 1</text:p>
                  </table:table-cell>
                  <table:table-cell table:style-name="Table14.A3" office:value-type="string">
                    <text:p text:style-name="P21">Maurice, Costa</text:p>
                  </table:table-cell>
                  <table:table-cell table:style-name="Table14.A3" office:value-type="string">
                    <text:p text:style-name="P10"/>
                  </table:table-cell>
                  <table:table-cell table:style-name="Table14.A3" office:value-type="string">
                    <text:p text:style-name="P10"/>
                  </table:table-cell>
                </table:table-row>
                <table:table-row>
                  <table:table-cell table:style-name="Table14.A3" office:value-type="string">
                    <text:p text:style-name="P18">postgres=# COMMIT WORK;<text:line-break/>COMMIT</text:p>
                  </table:table-cell>
                  <table:table-cell table:style-name="Table14.A3" office:value-type="string">
                    <text:p text:style-name="P10"/>
                  </table:table-cell>
                  <table:table-cell table:style-name="Table14.A3" office:value-type="string">
                    <text:p text:style-name="P10"/>
                  </table:table-cell>
                  <table:table-cell table:style-name="Table14.A3" office:value-type="string">
                    <text:p text:style-name="P21">Maurice, Costa</text:p>
                  </table:table-cell>
                </table:table-row>
                <table:table-row>
                  <table:table-cell table:style-name="Table14.A3" office:value-type="string">
                    <text:p text:style-name="P10"/>
                  </table:table-cell>
                  <table:table-cell table:style-name="Table14.A3" office:value-type="string">
                    <text:p text:style-name="P10"/>
                  </table:table-cell>
                  <table:table-cell table:style-name="Table14.A3" office:value-type="string">
                    <text:p text:style-name="P21">postgres=# UPDATE tbl_usuario SET nome='Marcio', sobrenome='Fischer' WHERE usuid=1;<text:line-break/>UPDATE 1</text:p>
                  </table:table-cell>
                  <table:table-cell table:style-name="Table14.A3" office:value-type="string">
                    <text:p text:style-name="P10"/>
                  </table:table-cell>
                </table:table-row>
                <table:table-row>
                  <table:table-cell table:style-name="Table14.A3" office:value-type="string">
                    <text:p text:style-name="P10"/>
                  </table:table-cell>
                  <table:table-cell table:style-name="Table14.A3" office:value-type="string">
                    <text:p text:style-name="P21">Maurice, Costa</text:p>
                  </table:table-cell>
                  <table:table-cell table:style-name="Table14.A3" office:value-type="string">
                    <text:p text:style-name="P10"/>
                  </table:table-cell>
                  <table:table-cell table:style-name="Table14.A3" office:value-type="string">
                    <text:p text:style-name="P21">Marcio, Fischer</text:p>
                  </table:table-cell>
                </table:table-row>
                <table:table-row>
                  <table:table-cell table:style-name="Table14.A3" office:value-type="string">
                    <text:p text:style-name="P10"/>
                  </table:table-cell>
                  <table:table-cell table:style-name="Table14.A3" office:value-type="string">
                    <text:p text:style-name="P10"/>
                  </table:table-cell>
                  <table:table-cell table:style-name="Table14.A3" office:value-type="string">
                    <text:p text:style-name="P21">postgres=# COMMIT WORK;<text:line-break/>COMMIT</text:p>
                  </table:table-cell>
                  <table:table-cell table:style-name="Table14.A3" office:value-type="string">
                    <text:p text:style-name="P10"/>
                  </table:table-cell>
                </table:table-row>
                <table:table-row>
                  <table:table-cell table:style-name="Table14.A3" office:value-type="string">
                    <text:p text:style-name="P18"/>
                  </table:table-cell>
                  <table:table-cell table:style-name="Table14.A3" office:value-type="string">
                    <text:p text:style-name="P21">arcio, Fischer</text:p>
                  </table:table-cell>
                  <table:table-cell table:style-name="Table14.A3" office:value-type="string">
                    <text:p text:style-name="P10"/>
                  </table:table-cell>
                  <table:table-cell table:style-name="Table14.A3" office:value-type="string">
                    <text:p text:style-name="P21">arcio, Fischer</text:p>
                  </table:table-cell>
                </table:table-row>
              </table:table>
              <text:p text:style-name="P10"/>
            </table:table-cell>
          </table:table-row>
        </table:table>
        <text:p text:style-name="Text_20_body">O <text:span text:style-name="T14">nome</text:span> alterado pelo Usuário 1 é perdido, não por haver algum erro no banco de dados, mas porque o Usuário 2 leu o <text:span text:style-name="T14">nome</text:span>, então o manteve por alguns momentos, e gravou-o novamente no banco de dados, destruindo a mudança que o Usuário 1 tinha feito. O banco de dados está quase isolando corretamente os dois conjuntos de dados, mas a aplicação ainda está perdendo dados.</text:p>
        <text:p text:style-name="Text_20_body">Há diversas maneiras de contornar este problema, e decidir qual a maneira mais apropriada irá <text:soft-page-break/>depender de cada aplicação. Como um primeiro passo, as aplicações devem se atentar a manter as transações o mais curtas possíveis, nunca segurando-as em execução por muito mais tempo além do estritamente necessário. Como um segundo passo, as aplicações deveriam escrever de volta os dados que ele têm alterado.. Estes dois passos irá preveni-los de muitas ocorrências de perda de atualizações, incluindo o erro mostrado acima.</text:p>
        <text:p text:style-name="Text_20_body"><text:span text:style-name="T3">No próximo artigo: Set Transaction Isolation Level, Auto Commit, Locking, Deadlocks, etc.</text:span> </text:p>
      </text:section>
      <text:p text:style-name="Standard"/>
      <text:h text:style-name="Heading_20_2" text:outline-level="2" text:is-list-header="true">Transações com o PostgreSQL - Parte IV</text:h>
      <text:section text:style-name="Sect1" text:name="Section3">
        <text:p text:style-name="P3"><text:bookmark text:name="strConteudo2"/></text:p>
        <table:table table:name="Table15" table:style-name="Table15">
          <table:table-column table:style-name="Table15.A"/>
          <table:table-column table:style-name="Table15.B"/>
          <table:table-row table:style-name="Table15.1">
            <table:table-cell office:value-type="string">
              <text:p text:style-name="P23">Agora sim! A quarta e última parte deste artigo. Até aqui nós vimos como as transações são úteis mesmo em banco de dados de um só usuário, permitindo-nos agrupar instruções SQL em uma unidade atômica, à qual pode tanto ser completada, quanto abandonada. </text:p>
              <text:p text:style-name="P23">Também vimos como as transações trabalham em ambientes multi-usuários. Vimos os significados das regras de cada letra do acrônimo <text:span text:style-name="T14">ACID</text:span> e o que significam em termos de banco de dados. Também vimos termos padrões <text:span text:style-name="T14">ANSI</text:span> de "fenômenos indesejáveis". </text:p>
            </table:table-cell>
            <table:table-cell office:value-type="string">
              <text:p text:style-name="P10"><draw:a xlink:type="simple" xlink:href="http://www.postgresql.org/"><draw:frame draw:style-name="fr1" draw:name="graphics12" text:anchor-type="paragraph" svg:width="3.149cm" svg:height="3.175cm" draw:z-index="10"><draw:image xlink:href="http://conteudo.imasters.com.br/1109/banner-right.jpg" xlink:type="simple" xlink:show="embed" xlink:actuate="onLoad"/><svg:desc>PostgreSQL Banner</svg:desc></draw:frame></draw:a></text:p>
            </table:table-cell>
          </table:table-row>
        </table:table>
        <text:p text:style-name="P5">NÍVEIS DE ISOLAMENTO ANSI / ISO</text:p>
        <text:p text:style-name="Text_20_body">Usando a nossa mais recente terminologia, nós estamos agora na posição de entender o caminho definido pelo ANSI / ISO para diferentes níveis de isolamento que um banco de dados pode usar. Cada nível ANSI / ISO é uma combinação dos primeiros três tipos de comportamentos indesejáveis mostrados logo abaixo: </text:p>
        <table:table table:name="Table16" table:style-name="Table16">
          <table:table-column table:style-name="Table16.A" table:number-columns-repeated="4"/>
          <table:table-row>
            <table:table-cell table:style-name="Table16.A1" office:value-type="string">
              <text:p text:style-name="P25">Definição do Nível de Isolamento<text:line-break/>ANSI / ISO</text:p>
            </table:table-cell>
            <table:table-cell table:style-name="Table16.A1" office:value-type="string">
              <text:p text:style-name="P14">Dirty Read</text:p>
            </table:table-cell>
            <table:table-cell table:style-name="Table16.A1" office:value-type="string">
              <text:p text:style-name="P14">Unrepeatable Read</text:p>
            </table:table-cell>
            <table:table-cell table:style-name="Table16.A1" office:value-type="string">
              <text:p text:style-name="P14">Phantom</text:p>
            </table:table-cell>
          </table:table-row>
          <table:table-row>
            <table:table-cell table:style-name="Table16.A2" office:value-type="string">
              <text:p text:style-name="P13">Read Uncommitted</text:p>
            </table:table-cell>
            <table:table-cell table:style-name="Table16.B2" office:value-type="string">
              <text:p text:style-name="P15">Possible</text:p>
            </table:table-cell>
            <table:table-cell table:style-name="Table16.B2" office:value-type="string">
              <text:p text:style-name="P15">Possible</text:p>
            </table:table-cell>
            <table:table-cell table:style-name="Table16.B2" office:value-type="string">
              <text:p text:style-name="P15">Possible</text:p>
            </table:table-cell>
          </table:table-row>
          <table:table-row>
            <table:table-cell table:style-name="Table16.A2" office:value-type="string">
              <text:p text:style-name="P13">Read Committed</text:p>
            </table:table-cell>
            <table:table-cell table:style-name="Table16.B2" office:value-type="string">
              <text:p text:style-name="P15">Not Possible</text:p>
            </table:table-cell>
            <table:table-cell table:style-name="Table16.B2" office:value-type="string">
              <text:p text:style-name="P15">Possible</text:p>
            </table:table-cell>
            <table:table-cell table:style-name="Table16.B2" office:value-type="string">
              <text:p text:style-name="P15">Possible</text:p>
            </table:table-cell>
          </table:table-row>
          <table:table-row>
            <table:table-cell table:style-name="Table16.A2" office:value-type="string">
              <text:p text:style-name="P13">Repeatable Read</text:p>
            </table:table-cell>
            <table:table-cell table:style-name="Table16.B2" office:value-type="string">
              <text:p text:style-name="P15">Not Possible</text:p>
            </table:table-cell>
            <table:table-cell table:style-name="Table16.B2" office:value-type="string">
              <text:p text:style-name="P15">Not Possible</text:p>
            </table:table-cell>
            <table:table-cell table:style-name="Table16.B2" office:value-type="string">
              <text:p text:style-name="P15">Possible</text:p>
            </table:table-cell>
          </table:table-row>
          <table:table-row>
            <table:table-cell table:style-name="Table16.A2" office:value-type="string">
              <text:p text:style-name="P13">Serializable</text:p>
            </table:table-cell>
            <table:table-cell table:style-name="Table16.B2" office:value-type="string">
              <text:p text:style-name="P15">Not Possible</text:p>
            </table:table-cell>
            <table:table-cell table:style-name="Table16.B2" office:value-type="string">
              <text:p text:style-name="P15">Not Possible</text:p>
            </table:table-cell>
            <table:table-cell table:style-name="Table16.B2" office:value-type="string">
              <text:p text:style-name="P15">Not Possible</text:p>
            </table:table-cell>
          </table:table-row>
        </table:table>
        <text:p text:style-name="Text_20_body">Você pode ver que, assim como o nível de isolamento se move de "Read Uncommitted" para "Read Committed" e "Repeatable Read" para o último "Serializable", os tipo de comportamentos indesejáveis que podem acontecer em degraus de redução.</text:p>
        <text:p text:style-name="Text_20_body">O nível de isolamento está configurado para usar o comando <text:span text:style-name="T14">SET TRANSACTION ISOLATION LEVEL</text:span>, usando a seguinte sintaxe:</text:p>
        <text:p text:style-name="P9">SET TRANSACTION ISOLATION LEVEL { READ COMMITED | SERIALIZABLE }</text:p>
        <text:p text:style-name="Text_20_body">Por padrão, o modo será configurado para "Read Committed".</text:p>
        <text:p text:style-name="Text_20_body">Note que o PostgreSQL, no momento em que foi escrito, não pode prover o nível intermediário "Repeatable Read", nem o nível de entrada "Read Uncommitted". Geralmente, "Read Uncommitted" é um comportamento pobre que poucos bancos de dados o oferece como opção, e seria rara uma aplicação que fosse forte (ou temerária) o bastante para escolher usá-la.</text:p>
        <text:p text:style-name="Text_20_body"><text:soft-page-break/>Similarmente, o nível intermediário "Repeatable Read", provê somente proteção adicional contra "Phantom Reads", o qual nós dissemos ser extremamente raros, então a falta deste nível não oferece maiores conseqüências. É muito comum os bancos de dados oferecerem menos opções do que o conjunto completo de possibilidades, e prover "Read Committed" e "Serializable" como solução.</text:p>
        <text:p text:style-name="P5">MODO ENCADEADO (Auto Commit) E NÃO ENCADEADO</text:p>
        <text:p text:style-name="Text_20_body">Através deste tópico, nós teremos que usar explicitamente <text:span text:style-name="T14">BEGIN WORK</text:span> e <text:span text:style-name="T14">COMMIT</text:span> (ou <text:span text:style-name="T14">ROLLBACK</text:span>) <text:span text:style-name="T14">WORK</text:span> para delimitar nossas transações. É muito comum no entanto, nós executarmos diretamente diversas alterações em nossas bases de dados, sem uma instrução <text:span text:style-name="T14">BEGIN WORK</text:span> ser vista.</text:p>
        <text:p text:style-name="Text_20_body">Por padrão o PostgreSQL opera em modo Auto Commit, algumas vezes referenciado como modo encadeado ou modo de transações implícitas, onde cada instrução SQL que pode modificar um dado age como se ela fosse uma transação completa com seus próprios direitos. Isto é realmente ótimo quando se trata de interação através de linhas de comando, mas não tão bom quando se trata de sistemas reais, onde temos que ter acesso à transações com instruções explícitas <text:span text:style-name="T14">COMMIT</text:span> ou <text:span text:style-name="T14">ROLLBACK</text:span>.</text:p>
        <text:p text:style-name="Text_20_body">Em outros servidores SQL que implementam diferentes modos, você normalmente é obrigado a digitar um comando explícito para alterar o modo. No PostgreSQL, tudo o que você precisa fazer é digitar a instrução <text:span text:style-name="T14">BEGIN COMMIT</text:span>, que o PostgreSQL automaticamente entra no modo encadeado até que uma instrução <text:span text:style-name="T14">COMMIT</text:span> (ou <text:span text:style-name="T14">ROLLBACK</text:span>) <text:span text:style-name="T14">WORK</text:span> seja digitada. </text:p>
        <text:p text:style-name="Text_20_body">O padrão SQL não define uma instrução <text:span text:style-name="T14">BEGIN WORK</text:span>, porém, a maneira do PostgreSQL tratar transações, com um <text:span text:style-name="T14">BEGIN WORK</text:span> explícito, é muito comum.</text:p>
        <text:p text:style-name="P5">BLOQUEIO (Locking)</text:p>
        <text:p text:style-name="Text_20_body">Muitos bancos de dados implementam transações, em particular isolando diferentes transações entre alguns usuários, usando bloqueios para restringir o acesso aos dados por outros usuários. Simplificando, existem dois tipos de bloqueios: </text:p>
        <text:list text:style-name="L1">
          <text:list-item>
            <text:p text:style-name="P32">Bloqueio compartilhado (share), que permite a outros usuários ler, mas não atualizar os dados; </text:p>
          </text:list-item>
          <text:list-item>
            <text:p text:style-name="P32">Bloqueio exclusivo (exclusive), que previne que outras transações até mesmo leiam os dados; </text:p>
          </text:list-item>
        </text:list>
        <text:p text:style-name="Text_20_body">Por exemplo, o servidor irá bloquear os registros que estão sendo alterados por uma transação, até que a transação esteja completa, quando os bloqueios são automaticamente liberados. Tudo isto é feito automaticamente, geralmente sem que os usuários saibam ou se preocupem com o que está acontecendo.</text:p>
        <text:p text:style-name="Text_20_body">A atual mecânica e estratégia necessária para bloqueios é altamente complexa, possuindo diversos tipos diferentes de bloqueios para serem usados conforme as circunstâncias. A documentação do PostgreSQL descrevem sete tipos diferentes de permutação de bloqueios. O PostgreSQL também implementa um mecanismo específico para isolar transações utilizando um modelo de múltiplas versões, que reduz conflitos entre bloqueios, aumentando significativamente a performance comparado com outros esquemas.</text:p>
        <text:p text:style-name="Text_20_body">Felizmente, os usuários de bancos de dados geralmente precisam se preocupar sobre bloqueios somente em duas circunstâncias, evitando deadlocks (o "abraço mortal", e se recuperando dele) e, num bloqueio explícito através de uma aplicação.</text:p>
        <text:p text:style-name="P5">O ABRAÇO MORTAL (Deadlocks)</text:p>
        <text:p text:style-name="Text_20_body">O que acontece quando duas diferentes aplicações tentam e alteram os mesmos dados na mesma hora? É fácil de ver, inicie duas sessões do psql, e preste atenção em alterar o mesmo registro em ambas sessões: </text:p>
        <table:table table:name="Table17" table:style-name="Table17">
          <table:table-column table:style-name="Table17.A"/>
          <text:soft-page-break/>
          <table:table-row>
            <table:table-cell table:style-name="Table17.A1" office:value-type="string">
              <table:table table:name="Table18" table:style-name="Table18">
                <table:table-column table:style-name="Table18.A"/>
                <table:table-column table:style-name="Table18.B"/>
                <table:table-row table:style-name="Table18.1">
                  <table:table-cell table:style-name="Table18.A1" table:number-columns-spanned="2" office:value-type="string">
                    <text:p text:style-name="P16">DEADLOCK</text:p>
                  </table:table-cell>
                  <table:covered-table-cell/>
                </table:table-row>
                <table:table-row>
                  <table:table-cell table:style-name="Table18.A2" office:value-type="string">
                    <text:p text:style-name="P19">Sessão 1</text:p>
                  </table:table-cell>
                  <table:table-cell table:style-name="Table18.A2" office:value-type="string">
                    <text:p text:style-name="P19">Sessão 2</text:p>
                  </table:table-cell>
                </table:table-row>
                <table:table-row>
                  <table:table-cell table:style-name="Table18.A3" office:value-type="string">
                    <text:p text:style-name="P20">UPDATE row 14;</text:p>
                  </table:table-cell>
                  <table:table-cell table:style-name="Table18.B3" office:value-type="string">
                    <text:p text:style-name="P10"/>
                  </table:table-cell>
                </table:table-row>
                <table:table-row>
                  <table:table-cell table:style-name="Table18.A3" office:value-type="string">
                    <text:p text:style-name="P18"/>
                  </table:table-cell>
                  <table:table-cell table:style-name="Table18.B3" office:value-type="string">
                    <text:p text:style-name="P20">UPDATE row 15; </text:p>
                  </table:table-cell>
                </table:table-row>
                <table:table-row>
                  <table:table-cell table:style-name="Table18.A3" office:value-type="string">
                    <text:p text:style-name="P20">UPDATE row 15;</text:p>
                  </table:table-cell>
                  <table:table-cell table:style-name="Table18.B3" office:value-type="string">
                    <text:p text:style-name="P10"/>
                  </table:table-cell>
                </table:table-row>
                <table:table-row>
                  <table:table-cell table:style-name="Table18.A3" office:value-type="string">
                    <text:p text:style-name="P18"/>
                  </table:table-cell>
                  <table:table-cell table:style-name="Table18.B3" office:value-type="string">
                    <text:p text:style-name="P20">UPDATE row 14; </text:p>
                  </table:table-cell>
                </table:table-row>
              </table:table>
              <text:p text:style-name="P10"/>
            </table:table-cell>
          </table:table-row>
        </table:table>
        <text:p text:style-name="Text_20_body">Neste ponto, ambas as sessões são bloqueadas, pois, cada uma delas está aguardando a outra para serem liberadas. </text:p>
        <text:p text:style-name="Text_20_body">Inicie duas sessões do psql, e tente a seguinte seqüência de comandos:</text:p>
        <table:table table:name="Table19" table:style-name="Table19">
          <table:table-column table:style-name="Table19.A"/>
          <table:table-row>
            <table:table-cell table:style-name="Table19.A1" office:value-type="string">
              <table:table table:name="Table20" table:style-name="Table20">
                <table:table-column table:style-name="Table20.A"/>
                <table:table-column table:style-name="Table20.B"/>
                <table:table-row table:style-name="Table20.1">
                  <table:table-cell table:style-name="Table20.A1" table:number-columns-spanned="2" office:value-type="string">
                    <text:p text:style-name="P13">UM EXEMPLO DE <text:span text:style-name="T3">DEADLOCK</text:span></text:p>
                  </table:table-cell>
                  <table:covered-table-cell/>
                </table:table-row>
                <table:table-row>
                  <table:table-cell table:style-name="Table20.A2" office:value-type="string">
                    <text:p text:style-name="P19">Sessão 1</text:p>
                  </table:table-cell>
                  <table:table-cell table:style-name="Table20.A2" office:value-type="string">
                    <text:p text:style-name="P19">Sessão 2</text:p>
                  </table:table-cell>
                </table:table-row>
                <table:table-row>
                  <table:table-cell table:style-name="Table20.A3" office:value-type="string">
                    <text:p text:style-name="P18">postgres=# BEGIN WORK;<text:line-break/>BEGIN</text:p>
                  </table:table-cell>
                  <table:table-cell table:style-name="Table20.A3" office:value-type="string">
                    <text:p text:style-name="P10"/>
                  </table:table-cell>
                </table:table-row>
                <table:table-row>
                  <table:table-cell table:style-name="Table20.A3" office:value-type="string">
                    <text:p text:style-name="P10"/>
                  </table:table-cell>
                  <table:table-cell table:style-name="Table20.A3" office:value-type="string">
                    <text:p text:style-name="P18">postgres=# BEGIN WORK;<text:line-break/>BEGIN</text:p>
                  </table:table-cell>
                </table:table-row>
                <table:table-row>
                  <table:table-cell table:style-name="Table20.A3" office:value-type="string">
                    <text:p text:style-name="P18">postgres=# UPDATE tbl_usuario SET nome='Mauricio' WHERE usuid=2;</text:p>
                  </table:table-cell>
                  <table:table-cell table:style-name="Table20.A3" office:value-type="string">
                    <text:p text:style-name="P10"/>
                  </table:table-cell>
                </table:table-row>
                <table:table-row>
                  <table:table-cell table:style-name="Table20.A3" office:value-type="string">
                    <text:p text:style-name="P10"/>
                  </table:table-cell>
                  <table:table-cell table:style-name="Table20.A3" office:value-type="string">
                    <text:p text:style-name="P18">postgres=# UPDATE tbl_usuario SET nome='Juliano' WHERE usuid=1;</text:p>
                  </table:table-cell>
                </table:table-row>
                <table:table-row>
                  <table:table-cell table:style-name="Table20.A3" office:value-type="string">
                    <text:p text:style-name="P18">postgres=# UPDATE tbl_usuario SET nome='Julio' WHERE usuid=1;</text:p>
                  </table:table-cell>
                  <table:table-cell table:style-name="Table20.A3" office:value-type="string">
                    <text:p text:style-name="P10"/>
                  </table:table-cell>
                </table:table-row>
                <table:table-row>
                  <table:table-cell table:style-name="Table20.A3" office:value-type="string">
                    <text:p text:style-name="P10"/>
                  </table:table-cell>
                  <table:table-cell table:style-name="Table20.A3" office:value-type="string">
                    <text:p text:style-name="P18">postgres=# UPDATE tbl_usuario SET nome='Marcio' WHERE usuid=2;</text:p>
                  </table:table-cell>
                </table:table-row>
              </table:table>
              <text:p text:style-name="P10"/>
            </table:table-cell>
          </table:table-row>
        </table:table>
        <text:p text:style-name="Text_20_body">Você verá que ambas as sessões serão bloqueadas, e então, depois de uma curta pausa, ocorrerá o seguinte erro em uma das sessões: </text:p>
        <text:p text:style-name="Text_20_body">ERROR:Deadlock detected.<text:line-break/>See the lock(1) manual page for a possible cause. </text:p>
        <text:p text:style-name="Text_20_body">A outra sessão irá continuar. A sessão que resultou na mensagem de deadlock é desfeita (rolled back), e as mudanças efetuadas até então, perdidas. A sessão que continuou poderá executar o restante das instruções que porventura ainda tenha até que a instrução COMMIT WORK seja executada, e torne as alterações do banco de dados permanente.</text:p>
        <text:p text:style-name="Text_20_body">Não há uma maneira de saber qual sessão o PostgreSQL irá interromper e qual continuará. Ele irá testar e escolher a que considerar de menor custo de processamento, mas, isto está longe de ser uma ciência perfeita.</text:p>
        <text:p text:style-name="P5">BLOQUEIO EXPLÍCITO</text:p>
        <text:p text:style-name="Text_20_body">Ocasionalmente, você pode achar que o bloqueio automático que o PostgreSQL provê não é suficiente para suas necessidades, e se encontrará em uma situação onde precisa bloquear explicitamente tanto alguns registros como toda uma tabela. Você deve evitar bloqueios explícitos tanto o quanto puder. O padrão SQL nem sequer define um modo de bloquear toda uma tabela, isto é uma extensão do PostgreSQL.</text:p>
        <text:p text:style-name="Text_20_body">È possível somente bloquear registros ou tabelas de dentro de uma transação. Assim que a transação termina, todos os bloqueios impostos pela transação são automaticamente liberados. Também não há uma maneira de liberar um bloqueio explicitamente durante uma transação, por uma simples razão que, liberando o bloqueio em um registro que está sendo alterado durante uma transação, deve possibilitar que outra aplicação o altere também, o que impossibilitaria um <text:span text:style-name="T14">ROLLBACK</text:span> de desfazer a transação em si até a alteração inicial.</text:p>
        <text:p text:style-name="P7">Bloqueando Registros</text:p>
        <text:p text:style-name="Text_20_body">Para bloquear um conjunto de registros, nós simplesmente utilizamos a instrução <text:span text:style-name="T14">SELECT</text:span>, adicionando a cláusula <text:span text:style-name="T14">FOR UPDATE</text:span>:</text:p>
        <text:p text:style-name="P9"><text:soft-page-break/>SELECT * FROM tbl_usuario WHERE nome like 'J%' FOR UPDATE</text:p>
        <text:p text:style-name="P7">Bloqueando Tabelas</text:p>
        <text:p text:style-name="Text_20_body">Com o PostgreSQL também é possível bloquear uma tabela, porém, geralmente, isso não é muito recomendado, pois a performance de outras transações serão seriamente afetadas.</text:p>
        <text:p text:style-name="Text_20_body">A sintaxe é:</text:p>
        <text:p text:style-name="P9">LOCK [ TABLE ] table<text:line-break/>LOCK [ TABLE ] table IN [ ROW | ACCESS ] {SHARE | EXCLUSIVE} MODE<text:line-break/>LOCK [ TABLE ] table IN SHARE ROW EXCLUSIVE MODE</text:p>
        <text:p text:style-name="Text_20_body">Geralmente, apicações que necessitam bloquear uma tabela, usam simplesmente:</text:p>
        <text:p text:style-name="Text_20_body"><text:span text:style-name="T15">LOCK [ TABLE ] table</text:span> </text:p>
        <text:p text:style-name="Text_20_body">que é a mesma coisa que:</text:p>
        <text:p text:style-name="P9">LOCK [ TABLE ] table IN ACCESS EXCLUSIVE MODE</text:p>
        <text:p text:style-name="Text_20_body">Embora transações e bloqueios não seja um assunto - diga-se de passagem - muito interessante, porém, é de extrema importância um entendimento geral sobre os mesmos, ter uma boa noção de como estes recursos irão contribuir no desenvolvimento de aplicações sólidas,além de interagir com o servidor para minimizar implicações de performance e aumentar a segurança nos ambientes atuais. </text:p>
      </text:section>
      <text:p text:style-name="Standard"/>
      <text:p text:style-name="Standard"/>
      <text:p text:style-name="P1">Links do original:</text:p>
      <text:p text:style-name="Standard"><text:a xlink:type="simple" xlink:href="http://imasters.uol.com.br/artigo/1067/postgresql/transacoes_com_o_postgresql_-_parte_i/">http://imasters.uol.com.br/artigo/1067/postgresql/transacoes_com_o_postgresql_-_parte_i/</text:a></text:p>
      <text:p text:style-name="Standard"><text:a xlink:type="simple" xlink:href="http://imasters.uol.com.br/artigo/1082/postgresql/transacoes_com_o_postgresql_-_parte_ii/">http://imasters.uol.com.br/artigo/1082/postgresql/transacoes_com_o_postgresql_-_parte_ii/</text:a></text:p>
      <text:p text:style-name="Standard"><text:a xlink:type="simple" xlink:href="http://imasters.uol.com.br/artigo/1097/postgresql/transacoes_com_o_postgresql_-_parte_iii/">http://imasters.uol.com.br/artigo/1097/postgresql/transacoes_com_o_postgresql_-_parte_iii/</text:a></text:p>
      <text:p text:style-name="Standard"><text:a xlink:type="simple" xlink:href="http://imasters.uol.com.br/artigo/1109/postgresql/transacoes_com_o_postgresql_-_parte_iv/">http://imasters.uol.com.br/artigo/1109/postgresql/transacoes_com_o_postgresql_-_parte_iv/</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Helvetica, sans-serif"/>
    <style:font-face style:name="StarSymbol" svg:font-family="StarSymbol"/>
    <style:font-face style:name="Tahoma1" svg:font-family="Tahoma"/>
    <style:font-face style:name="Verdana" svg:font-family="Verdana, Arial, Helvetica, sans-serif"/>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Teletype" style:family="text">
      <style:text-properties style:font-name="Courier New" style:font-name-asian="Courier New" style:font-name-complex="Courier New"/>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31T21:39:29</meta:creation-date>
    <dc:date>2008-06-08T18:36:41</dc:date>
    <dc:language>pt-PT</dc:language>
    <meta:editing-cycles>24</meta:editing-cycles>
    <meta:editing-duration>PT20M21S</meta:editing-duration>
    <meta:user-defined meta:name="Info 1"/>
    <meta:user-defined meta:name="Info 2"/>
    <meta:user-defined meta:name="Info 3"/>
    <meta:user-defined meta:name="Info 4"/>
    <meta:document-statistic meta:table-count="23" meta:image-count="12" meta:object-count="0" meta:page-count="22" meta:paragraph-count="426" meta:word-count="9033" meta:character-count="57941"/>
  </office:meta>
</office:document-meta>
</file>